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2.4271in" fo:margin-left="0in" table:align="left"/>
    </style:style>
    <style:style style:name="Table1.A" style:family="table-column">
      <style:table-column-properties style:column-width="1.5618in"/>
    </style:style>
    <style:style style:name="Table1.B" style:family="table-column">
      <style:table-column-properties style:column-width="1.8229in"/>
    </style:style>
    <style:style style:name="Table1.C" style:family="table-column">
      <style:table-column-properties style:column-width="2.3958in"/>
    </style:style>
    <style:style style:name="Table1.D" style:family="table-column">
      <style:table-column-properties style:column-width="2.5014in"/>
    </style:style>
    <style:style style:name="Table1.E" style:family="table-column">
      <style:table-column-properties style:column-width="2.0729in"/>
    </style:style>
    <style:style style:name="Table1.F" style:family="table-column">
      <style:table-column-properties style:column-width="2.0722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5" style:family="table-row">
      <style:table-row-properties style:min-row-height="0.3146in"/>
    </style:style>
    <style:style style:name="Table2" style:family="table">
      <style:table-properties style:width="12.3507in" table:align="margins"/>
    </style:style>
    <style:style style:name="Table2.A" style:family="table-column">
      <style:table-column-properties style:column-width="0.3785in" style:rel-column-width="2008*"/>
    </style:style>
    <style:style style:name="Table2.B" style:family="table-column">
      <style:table-column-properties style:column-width="11.9722in" style:rel-column-width="63527*"/>
    </style:style>
    <style:style style:name="Table2.A1" style:family="table-cell">
      <style:table-cell-properties fo:padding="0.0382in" fo:border="none"/>
    </style:style>
    <style:style style:name="Table3" style:family="table">
      <style:table-properties style:width="12.3507in" table:align="margins"/>
    </style:style>
    <style:style style:name="Table3.A" style:family="table-column">
      <style:table-column-properties style:column-width="0.3785in" style:rel-column-width="2008*"/>
    </style:style>
    <style:style style:name="Table3.B" style:family="table-column">
      <style:table-column-properties style:column-width="11.9722in" style:rel-column-width="63527*"/>
    </style:style>
    <style:style style:name="Table3.A1" style:family="table-cell">
      <style:table-cell-properties fo:padding="0.0382in" fo:border="none"/>
    </style:style>
    <style:style style:name="Table4" style:family="table">
      <style:table-properties style:width="1.4854in" table:align="margins"/>
    </style:style>
    <style:style style:name="Table4.A" style:family="table-column">
      <style:table-column-properties style:column-width="0.2465in" style:rel-column-width="10876*"/>
    </style:style>
    <style:style style:name="Table4.B" style:family="table-column">
      <style:table-column-properties style:column-width="1.2389in" style:rel-column-width="54659*"/>
    </style:style>
    <style:style style:name="Table4.A1" style:family="table-cell">
      <style:table-cell-properties fo:padding="0.0382in" fo:border="none"/>
    </style:style>
    <style:style style:name="Table5" style:family="table">
      <style:table-properties style:width="1.7465in" table:align="margins"/>
    </style:style>
    <style:style style:name="Table5.A" style:family="table-column">
      <style:table-column-properties style:column-width="1.7465in" style:rel-column-width="65535*"/>
    </style:style>
    <style:style style:name="Table5.A1" style:family="table-cell">
      <style:table-cell-properties fo:padding="0.0382in" fo:border="none"/>
    </style:style>
    <style:style style:name="Table6" style:family="table">
      <style:table-properties style:width="2.3194in" table:align="margins"/>
    </style:style>
    <style:style style:name="Table6.A" style:family="table-column">
      <style:table-column-properties style:column-width="2.3194in" style:rel-column-width="65535*"/>
    </style:style>
    <style:style style:name="Table6.A1" style:family="table-cell">
      <style:table-cell-properties fo:padding="0.0382in" fo:border="none"/>
    </style:style>
    <style:style style:name="Table7" style:family="table">
      <style:table-properties style:width="2.425in" table:align="margins"/>
    </style:style>
    <style:style style:name="Table7.A" style:family="table-column">
      <style:table-column-properties style:column-width="2.425in" style:rel-column-width="65535*"/>
    </style:style>
    <style:style style:name="Table7.A1" style:family="table-cell">
      <style:table-cell-properties fo:padding="0.0382in" fo:border="none"/>
    </style:style>
    <style:style style:name="Table8" style:family="table">
      <style:table-properties style:width="1.9965in" table:align="margins"/>
    </style:style>
    <style:style style:name="Table8.A" style:family="table-column">
      <style:table-column-properties style:column-width="1.9965in" style:rel-column-width="65535*"/>
    </style:style>
    <style:style style:name="Table8.A1" style:family="table-cell">
      <style:table-cell-properties fo:padding="0.0382in" fo:border="none"/>
    </style:style>
    <style:style style:name="Table9" style:family="table">
      <style:table-properties style:width="1.9958in" table:align="margins"/>
    </style:style>
    <style:style style:name="Table9.A" style:family="table-column">
      <style:table-column-properties style:column-width="1.9958in" style:rel-column-width="65535*"/>
    </style:style>
    <style:style style:name="Table9.1" style:family="table-row">
      <style:table-row-properties style:min-row-height="0.2465in"/>
    </style:style>
    <style:style style:name="Table9.A1" style:family="table-cell">
      <style:table-cell-properties fo:padding="0.0382in" fo:border="none"/>
    </style:style>
    <style:style style:name="Table10" style:family="table">
      <style:table-properties style:width="1.4854in" table:align="margins"/>
    </style:style>
    <style:style style:name="Table10.A" style:family="table-column">
      <style:table-column-properties style:column-width="0.2465in" style:rel-column-width="10876*"/>
    </style:style>
    <style:style style:name="Table10.B" style:family="table-column">
      <style:table-column-properties style:column-width="1.2389in" style:rel-column-width="54659*"/>
    </style:style>
    <style:style style:name="Table10.A1" style:family="table-cell">
      <style:table-cell-properties fo:padding="0.0382in" fo:border="none"/>
    </style:style>
    <style:style style:name="Table11" style:family="table">
      <style:table-properties style:width="1.7465in" table:align="margins"/>
    </style:style>
    <style:style style:name="Table11.A" style:family="table-column">
      <style:table-column-properties style:column-width="1.7465in" style:rel-column-width="65535*"/>
    </style:style>
    <style:style style:name="Table11.A1" style:family="table-cell">
      <style:table-cell-properties fo:padding="0.0382in" fo:border="none"/>
    </style:style>
    <style:style style:name="Table12" style:family="table">
      <style:table-properties style:width="2.3194in" table:align="margins"/>
    </style:style>
    <style:style style:name="Table12.A" style:family="table-column">
      <style:table-column-properties style:column-width="2.3194in" style:rel-column-width="65535*"/>
    </style:style>
    <style:style style:name="Table12.A1" style:family="table-cell">
      <style:table-cell-properties fo:padding="0.0382in" fo:border="none"/>
    </style:style>
    <style:style style:name="Table13" style:family="table">
      <style:table-properties style:width="2.425in" table:align="margins"/>
    </style:style>
    <style:style style:name="Table13.A" style:family="table-column">
      <style:table-column-properties style:column-width="2.425in" style:rel-column-width="65535*"/>
    </style:style>
    <style:style style:name="Table13.A1" style:family="table-cell">
      <style:table-cell-properties fo:padding="0.0382in" fo:border="none"/>
    </style:style>
    <style:style style:name="Table14" style:family="table">
      <style:table-properties style:width="1.4854in" table:align="margins"/>
    </style:style>
    <style:style style:name="Table14.A" style:family="table-column">
      <style:table-column-properties style:column-width="0.25in" style:rel-column-width="11029*"/>
    </style:style>
    <style:style style:name="Table14.B" style:family="table-column">
      <style:table-column-properties style:column-width="1.2354in" style:rel-column-width="54506*"/>
    </style:style>
    <style:style style:name="Table14.A1" style:family="table-cell">
      <style:table-cell-properties fo:padding="0.0382in" fo:border="none"/>
    </style:style>
    <style:style style:name="Table15" style:family="table">
      <style:table-properties style:width="1.7465in" table:align="margins"/>
    </style:style>
    <style:style style:name="Table15.A" style:family="table-column">
      <style:table-column-properties style:column-width="1.7465in" style:rel-column-width="65535*"/>
    </style:style>
    <style:style style:name="Table15.A1" style:family="table-cell">
      <style:table-cell-properties fo:padding="0.0382in" fo:border="none"/>
    </style:style>
    <style:style style:name="Table16" style:family="table">
      <style:table-properties style:width="2.3194in" table:align="margins"/>
    </style:style>
    <style:style style:name="Table16.A" style:family="table-column">
      <style:table-column-properties style:column-width="2.3194in" style:rel-column-width="65535*"/>
    </style:style>
    <style:style style:name="Table16.A1" style:family="table-cell">
      <style:table-cell-properties fo:padding="0.0382in" fo:border="none"/>
    </style:style>
    <style:style style:name="Table17" style:family="table">
      <style:table-properties style:width="2.425in" table:align="margins"/>
    </style:style>
    <style:style style:name="Table17.A" style:family="table-column">
      <style:table-column-properties style:column-width="2.425in" style:rel-column-width="65535*"/>
    </style:style>
    <style:style style:name="Table17.A1" style:family="table-cell">
      <style:table-cell-properties fo:padding="0.0382in" fo:border="none"/>
    </style:style>
    <style:style style:name="Table18" style:family="table">
      <style:table-properties style:width="1.9965in" table:align="margins"/>
    </style:style>
    <style:style style:name="Table18.A" style:family="table-column">
      <style:table-column-properties style:column-width="1.9965in" style:rel-column-width="65535*"/>
    </style:style>
    <style:style style:name="Table18.A1" style:family="table-cell">
      <style:table-cell-properties fo:padding="0.0382in" fo:border="none"/>
    </style:style>
    <style:style style:name="Table19" style:family="table">
      <style:table-properties style:width="1.9958in" table:align="margins"/>
    </style:style>
    <style:style style:name="Table19.A" style:family="table-column">
      <style:table-column-properties style:column-width="1.9958in" style:rel-column-width="65535*"/>
    </style:style>
    <style:style style:name="Table19.A1" style:family="table-cell">
      <style:table-cell-properties fo:padding="0.0382in" fo:border="none"/>
    </style:style>
    <style:style style:name="Table20" style:family="table">
      <style:table-properties style:width="1.4854in" table:align="margins"/>
    </style:style>
    <style:style style:name="Table20.A" style:family="table-column">
      <style:table-column-properties style:column-width="0.25in" style:rel-column-width="11029*"/>
    </style:style>
    <style:style style:name="Table20.B" style:family="table-column">
      <style:table-column-properties style:column-width="1.2354in" style:rel-column-width="54506*"/>
    </style:style>
    <style:style style:name="Table20.A1" style:family="table-cell">
      <style:table-cell-properties fo:padding="0.0382in" fo:border="none"/>
    </style:style>
    <style:style style:name="Table21" style:family="table">
      <style:table-properties style:width="1.7465in" table:align="margins"/>
    </style:style>
    <style:style style:name="Table21.A" style:family="table-column">
      <style:table-column-properties style:column-width="1.7465in" style:rel-column-width="65535*"/>
    </style:style>
    <style:style style:name="Table21.A1" style:family="table-cell">
      <style:table-cell-properties fo:padding="0.0382in" fo:border="none"/>
    </style:style>
    <style:style style:name="Table22" style:family="table">
      <style:table-properties style:width="2.3194in" table:align="margins"/>
    </style:style>
    <style:style style:name="Table22.A" style:family="table-column">
      <style:table-column-properties style:column-width="2.3194in" style:rel-column-width="65535*"/>
    </style:style>
    <style:style style:name="Table22.A1" style:family="table-cell">
      <style:table-cell-properties fo:padding="0.0382in" fo:border="none"/>
    </style:style>
    <style:style style:name="Table24" style:family="table">
      <style:table-properties style:width="2.425in" table:align="margins"/>
    </style:style>
    <style:style style:name="Table24.A" style:family="table-column">
      <style:table-column-properties style:column-width="2.425in" style:rel-column-width="65535*"/>
    </style:style>
    <style:style style:name="Table24.A1" style:family="table-cell">
      <style:table-cell-properties fo:padding="0.0382in" fo:border="none"/>
    </style:style>
    <style:style style:name="Table23" style:family="table">
      <style:table-properties style:width="1.4854in" table:align="margins"/>
    </style:style>
    <style:style style:name="Table23.A" style:family="table-column">
      <style:table-column-properties style:column-width="0.25in" style:rel-column-width="11029*"/>
    </style:style>
    <style:style style:name="Table23.B" style:family="table-column">
      <style:table-column-properties style:column-width="1.2354in" style:rel-column-width="54506*"/>
    </style:style>
    <style:style style:name="Table23.A1" style:family="table-cell">
      <style:table-cell-properties fo:padding="0.0382in" fo:border="none"/>
    </style:style>
    <style:style style:name="Table25" style:family="table">
      <style:table-properties style:width="1.7465in" table:align="margins"/>
    </style:style>
    <style:style style:name="Table25.A" style:family="table-column">
      <style:table-column-properties style:column-width="1.7465in" style:rel-column-width="65535*"/>
    </style:style>
    <style:style style:name="Table25.A1" style:family="table-cell">
      <style:table-cell-properties fo:padding="0.0382in" fo:border="none"/>
    </style:style>
    <style:style style:name="Table26" style:family="table">
      <style:table-properties style:width="2.3194in" table:align="margins"/>
    </style:style>
    <style:style style:name="Table26.A" style:family="table-column">
      <style:table-column-properties style:column-width="2.3194in" style:rel-column-width="65535*"/>
    </style:style>
    <style:style style:name="Table26.A1" style:family="table-cell">
      <style:table-cell-properties fo:padding="0.0382in" fo:border="none"/>
    </style:style>
    <style:style style:name="Table27" style:family="table">
      <style:table-properties style:width="2.425in" table:align="margins"/>
    </style:style>
    <style:style style:name="Table27.A" style:family="table-column">
      <style:table-column-properties style:column-width="2.425in" style:rel-column-width="65535*"/>
    </style:style>
    <style:style style:name="Table27.A1" style:family="table-cell">
      <style:table-cell-properties fo:padding="0.0382in" fo:border="none"/>
    </style:style>
    <style:style style:name="Table28" style:family="table">
      <style:table-properties style:width="1.9965in" table:align="margins"/>
    </style:style>
    <style:style style:name="Table28.A" style:family="table-column">
      <style:table-column-properties style:column-width="1.9965in" style:rel-column-width="65535*"/>
    </style:style>
    <style:style style:name="Table28.A1" style:family="table-cell">
      <style:table-cell-properties fo:padding="0.0382in" fo:border="none"/>
    </style:style>
    <style:style style:name="Table29" style:family="table">
      <style:table-properties style:width="1.9958in" table:align="margins"/>
    </style:style>
    <style:style style:name="Table29.A" style:family="table-column">
      <style:table-column-properties style:column-width="1.9958in" style:rel-column-width="65535*"/>
    </style:style>
    <style:style style:name="Table29.A1" style:family="table-cell">
      <style:table-cell-properties fo:padding="0.0382in" fo:border="none"/>
    </style:style>
    <style:style style:name="Table30" style:family="table">
      <style:table-properties style:width="1.4854in" table:align="margins"/>
    </style:style>
    <style:style style:name="Table30.A" style:family="table-column">
      <style:table-column-properties style:column-width="0.25in" style:rel-column-width="11029*"/>
    </style:style>
    <style:style style:name="Table30.B" style:family="table-column">
      <style:table-column-properties style:column-width="1.2354in" style:rel-column-width="54506*"/>
    </style:style>
    <style:style style:name="Table30.A1" style:family="table-cell">
      <style:table-cell-properties fo:padding="0.0382in" fo:border="none"/>
    </style:style>
    <style:style style:name="Table31" style:family="table">
      <style:table-properties style:width="1.7465in" table:align="margins"/>
    </style:style>
    <style:style style:name="Table31.A" style:family="table-column">
      <style:table-column-properties style:column-width="1.7465in" style:rel-column-width="65535*"/>
    </style:style>
    <style:style style:name="Table31.A1" style:family="table-cell">
      <style:table-cell-properties fo:padding="0.0382in" fo:border="none"/>
    </style:style>
    <style:style style:name="Table32" style:family="table">
      <style:table-properties style:width="2.3194in" table:align="margins"/>
    </style:style>
    <style:style style:name="Table32.A" style:family="table-column">
      <style:table-column-properties style:column-width="2.3194in" style:rel-column-width="65535*"/>
    </style:style>
    <style:style style:name="Table32.A1" style:family="table-cell">
      <style:table-cell-properties fo:padding="0.0382in" fo:border="none"/>
    </style:style>
    <style:style style:name="Table33" style:family="table">
      <style:table-properties style:width="2.425in" table:align="margins"/>
    </style:style>
    <style:style style:name="Table33.A" style:family="table-column">
      <style:table-column-properties style:column-width="2.425in" style:rel-column-width="65535*"/>
    </style:style>
    <style:style style:name="Table33.A1" style:family="table-cell">
      <style:table-cell-properties fo:padding="0.0382in" fo:border="none"/>
    </style:style>
    <style:style style:name="Table34" style:family="table">
      <style:table-properties style:width="1.4854in" table:align="margins"/>
    </style:style>
    <style:style style:name="Table34.A" style:family="table-column">
      <style:table-column-properties style:column-width="0.25in" style:rel-column-width="11029*"/>
    </style:style>
    <style:style style:name="Table34.B" style:family="table-column">
      <style:table-column-properties style:column-width="1.2354in" style:rel-column-width="54506*"/>
    </style:style>
    <style:style style:name="Table34.A1" style:family="table-cell">
      <style:table-cell-properties fo:padding="0.0382in" fo:border="none"/>
    </style:style>
    <style:style style:name="Table35" style:family="table">
      <style:table-properties style:width="1.7465in" table:align="margins"/>
    </style:style>
    <style:style style:name="Table35.A" style:family="table-column">
      <style:table-column-properties style:column-width="1.7465in" style:rel-column-width="65535*"/>
    </style:style>
    <style:style style:name="Table35.A1" style:family="table-cell">
      <style:table-cell-properties fo:padding="0.0382in" fo:border="none"/>
    </style:style>
    <style:style style:name="Table36" style:family="table">
      <style:table-properties style:width="2.3194in" table:align="margins"/>
    </style:style>
    <style:style style:name="Table36.A" style:family="table-column">
      <style:table-column-properties style:column-width="2.3194in" style:rel-column-width="65535*"/>
    </style:style>
    <style:style style:name="Table36.A1" style:family="table-cell">
      <style:table-cell-properties fo:padding="0.0382in" fo:border="none"/>
    </style:style>
    <style:style style:name="Table37" style:family="table">
      <style:table-properties style:width="2.425in" table:align="margins"/>
    </style:style>
    <style:style style:name="Table37.A" style:family="table-column">
      <style:table-column-properties style:column-width="2.425in" style:rel-column-width="65535*"/>
    </style:style>
    <style:style style:name="Table37.A1" style:family="table-cell">
      <style:table-cell-properties fo:padding="0.0382in" fo:border="none"/>
    </style:style>
    <style:style style:name="Table38" style:family="table">
      <style:table-properties style:width="1.9965in" table:align="margins"/>
    </style:style>
    <style:style style:name="Table38.A" style:family="table-column">
      <style:table-column-properties style:column-width="1.9965in" style:rel-column-width="65535*"/>
    </style:style>
    <style:style style:name="Table38.A1" style:family="table-cell">
      <style:table-cell-properties fo:padding="0.0382in" fo:border="none"/>
    </style:style>
    <style:style style:name="Table39" style:family="table">
      <style:table-properties style:width="1.9958in" table:align="margins"/>
    </style:style>
    <style:style style:name="Table39.A" style:family="table-column">
      <style:table-column-properties style:column-width="1.9958in" style:rel-column-width="65535*"/>
    </style:style>
    <style:style style:name="Table39.A1" style:family="table-cell">
      <style:table-cell-properties fo:padding="0.0382in" fo:border="none"/>
    </style:style>
    <style:style style:name="Table40" style:family="table">
      <style:table-properties style:width="1.4854in" table:align="margins"/>
    </style:style>
    <style:style style:name="Table40.A" style:family="table-column">
      <style:table-column-properties style:column-width="0.25in" style:rel-column-width="11029*"/>
    </style:style>
    <style:style style:name="Table40.B" style:family="table-column">
      <style:table-column-properties style:column-width="1.2354in" style:rel-column-width="54506*"/>
    </style:style>
    <style:style style:name="Table40.A1" style:family="table-cell">
      <style:table-cell-properties fo:padding="0.0382in" fo:border="none"/>
    </style:style>
    <style:style style:name="Table41" style:family="table">
      <style:table-properties style:width="1.7465in" table:align="margins"/>
    </style:style>
    <style:style style:name="Table41.A" style:family="table-column">
      <style:table-column-properties style:column-width="1.7465in" style:rel-column-width="65535*"/>
    </style:style>
    <style:style style:name="Table41.A1" style:family="table-cell">
      <style:table-cell-properties fo:padding="0.0382in" fo:border="none"/>
    </style:style>
    <style:style style:name="Table42" style:family="table">
      <style:table-properties style:width="2.3194in" table:align="margins"/>
    </style:style>
    <style:style style:name="Table42.A" style:family="table-column">
      <style:table-column-properties style:column-width="2.3194in" style:rel-column-width="65535*"/>
    </style:style>
    <style:style style:name="Table42.A1" style:family="table-cell">
      <style:table-cell-properties fo:padding="0.0382in" fo:border="none"/>
    </style:style>
    <style:style style:name="Table43" style:family="table">
      <style:table-properties style:width="2.425in" table:align="margins"/>
    </style:style>
    <style:style style:name="Table43.A" style:family="table-column">
      <style:table-column-properties style:column-width="2.425in" style:rel-column-width="65535*"/>
    </style:style>
    <style:style style:name="Table43.A1" style:family="table-cell">
      <style:table-cell-properties fo:padding="0.0382in" fo:border="none"/>
    </style:style>
    <style:style style:name="Table44" style:family="table">
      <style:table-properties style:width="1.4854in" table:align="margins"/>
    </style:style>
    <style:style style:name="Table44.A" style:family="table-column">
      <style:table-column-properties style:column-width="0.25in" style:rel-column-width="11029*"/>
    </style:style>
    <style:style style:name="Table44.B" style:family="table-column">
      <style:table-column-properties style:column-width="1.2354in" style:rel-column-width="54506*"/>
    </style:style>
    <style:style style:name="Table44.A1" style:family="table-cell">
      <style:table-cell-properties fo:padding="0.0382in" fo:border="none"/>
    </style:style>
    <style:style style:name="Table45" style:family="table">
      <style:table-properties style:width="1.7465in" table:align="margins"/>
    </style:style>
    <style:style style:name="Table45.A" style:family="table-column">
      <style:table-column-properties style:column-width="1.7465in" style:rel-column-width="65535*"/>
    </style:style>
    <style:style style:name="Table45.A1" style:family="table-cell">
      <style:table-cell-properties fo:padding="0.0382in" fo:border="none"/>
    </style:style>
    <style:style style:name="Table46" style:family="table">
      <style:table-properties style:width="2.3194in" table:align="margins"/>
    </style:style>
    <style:style style:name="Table46.A" style:family="table-column">
      <style:table-column-properties style:column-width="2.3194in" style:rel-column-width="65535*"/>
    </style:style>
    <style:style style:name="Table46.A1" style:family="table-cell">
      <style:table-cell-properties fo:padding="0.0382in" fo:border="none"/>
    </style:style>
    <style:style style:name="Table47" style:family="table">
      <style:table-properties style:width="2.425in" table:align="margins"/>
    </style:style>
    <style:style style:name="Table47.A" style:family="table-column">
      <style:table-column-properties style:column-width="2.425in" style:rel-column-width="65535*"/>
    </style:style>
    <style:style style:name="Table47.A1" style:family="table-cell">
      <style:table-cell-properties fo:padding="0.0382in" fo:border="none"/>
    </style:style>
    <style:style style:name="Table48" style:family="table">
      <style:table-properties style:width="1.9965in" table:align="margins"/>
    </style:style>
    <style:style style:name="Table48.A" style:family="table-column">
      <style:table-column-properties style:column-width="1.9965in" style:rel-column-width="65535*"/>
    </style:style>
    <style:style style:name="Table48.A1" style:family="table-cell">
      <style:table-cell-properties fo:padding="0.0382in" fo:border="none"/>
    </style:style>
    <style:style style:name="Table49" style:family="table">
      <style:table-properties style:width="1.9958in" table:align="margins"/>
    </style:style>
    <style:style style:name="Table49.A" style:family="table-column">
      <style:table-column-properties style:column-width="1.9958in" style:rel-column-width="65535*"/>
    </style:style>
    <style:style style:name="Table49.A1" style:family="table-cell">
      <style:table-cell-properties fo:padding="0.0382in" fo:border="none"/>
    </style:style>
    <style:style style:name="Table50" style:family="table">
      <style:table-properties style:width="1.4854in" table:align="margins"/>
    </style:style>
    <style:style style:name="Table50.A" style:family="table-column">
      <style:table-column-properties style:column-width="0.25in" style:rel-column-width="11029*"/>
    </style:style>
    <style:style style:name="Table50.B" style:family="table-column">
      <style:table-column-properties style:column-width="1.2354in" style:rel-column-width="54506*"/>
    </style:style>
    <style:style style:name="Table50.A1" style:family="table-cell">
      <style:table-cell-properties fo:padding="0.0382in" fo:border="none"/>
    </style:style>
    <style:style style:name="Table51" style:family="table">
      <style:table-properties style:width="1.7465in" table:align="margins"/>
    </style:style>
    <style:style style:name="Table51.A" style:family="table-column">
      <style:table-column-properties style:column-width="1.7465in" style:rel-column-width="65535*"/>
    </style:style>
    <style:style style:name="Table51.A1" style:family="table-cell">
      <style:table-cell-properties fo:padding="0.0382in" fo:border="none"/>
    </style:style>
    <style:style style:name="Table52" style:family="table">
      <style:table-properties style:width="2.3194in" table:align="margins"/>
    </style:style>
    <style:style style:name="Table52.A" style:family="table-column">
      <style:table-column-properties style:column-width="2.3194in" style:rel-column-width="65535*"/>
    </style:style>
    <style:style style:name="Table52.A1" style:family="table-cell">
      <style:table-cell-properties fo:padding="0.0382in" fo:border="none"/>
    </style:style>
    <style:style style:name="Table53" style:family="table">
      <style:table-properties style:width="2.425in" table:align="margins"/>
    </style:style>
    <style:style style:name="Table53.A" style:family="table-column">
      <style:table-column-properties style:column-width="2.425in" style:rel-column-width="65535*"/>
    </style:style>
    <style:style style:name="Table53.A1" style:family="table-cell">
      <style:table-cell-properties fo:padding="0.0382in" fo:border="none"/>
    </style:style>
    <style:style style:name="Table54" style:family="table">
      <style:table-properties style:width="1.4854in" table:align="margins"/>
    </style:style>
    <style:style style:name="Table54.A" style:family="table-column">
      <style:table-column-properties style:column-width="0.25in" style:rel-column-width="11029*"/>
    </style:style>
    <style:style style:name="Table54.B" style:family="table-column">
      <style:table-column-properties style:column-width="1.2354in" style:rel-column-width="54506*"/>
    </style:style>
    <style:style style:name="Table54.A1" style:family="table-cell">
      <style:table-cell-properties fo:padding="0.0382in" fo:border="none"/>
    </style:style>
    <style:style style:name="Table55" style:family="table">
      <style:table-properties style:width="1.7465in" table:align="margins"/>
    </style:style>
    <style:style style:name="Table55.A" style:family="table-column">
      <style:table-column-properties style:column-width="1.7465in" style:rel-column-width="65535*"/>
    </style:style>
    <style:style style:name="Table55.A1" style:family="table-cell">
      <style:table-cell-properties fo:padding="0.0382in" fo:border="none"/>
    </style:style>
    <style:style style:name="Table56" style:family="table">
      <style:table-properties style:width="2.3194in" table:align="margins"/>
    </style:style>
    <style:style style:name="Table56.A" style:family="table-column">
      <style:table-column-properties style:column-width="2.3194in" style:rel-column-width="65535*"/>
    </style:style>
    <style:style style:name="Table56.A1" style:family="table-cell">
      <style:table-cell-properties fo:padding="0.0382in" fo:border="none"/>
    </style:style>
    <style:style style:name="Table57" style:family="table">
      <style:table-properties style:width="2.425in" table:align="margins"/>
    </style:style>
    <style:style style:name="Table57.A" style:family="table-column">
      <style:table-column-properties style:column-width="2.425in" style:rel-column-width="65535*"/>
    </style:style>
    <style:style style:name="Table57.A1" style:family="table-cell">
      <style:table-cell-properties fo:padding="0.0382in" fo:border="none"/>
    </style:style>
    <style:style style:name="Table58" style:family="table">
      <style:table-properties style:width="1.9965in" table:align="margins"/>
    </style:style>
    <style:style style:name="Table58.A" style:family="table-column">
      <style:table-column-properties style:column-width="1.9965in" style:rel-column-width="65535*"/>
    </style:style>
    <style:style style:name="Table58.A1" style:family="table-cell">
      <style:table-cell-properties fo:padding="0.0382in" fo:border="none"/>
    </style:style>
    <style:style style:name="Table59" style:family="table">
      <style:table-properties style:width="1.9958in" table:align="margins"/>
    </style:style>
    <style:style style:name="Table59.A" style:family="table-column">
      <style:table-column-properties style:column-width="1.9958in" style:rel-column-width="65535*"/>
    </style:style>
    <style:style style:name="Table59.A1" style:family="table-cell">
      <style:table-cell-properties fo:padding="0.0382in" fo:border="none"/>
    </style:style>
    <style:style style:name="Table60" style:family="table">
      <style:table-properties style:width="1.4854in" table:align="margins"/>
    </style:style>
    <style:style style:name="Table60.A" style:family="table-column">
      <style:table-column-properties style:column-width="0.25in" style:rel-column-width="11029*"/>
    </style:style>
    <style:style style:name="Table60.B" style:family="table-column">
      <style:table-column-properties style:column-width="1.2354in" style:rel-column-width="54506*"/>
    </style:style>
    <style:style style:name="Table60.A1" style:family="table-cell">
      <style:table-cell-properties fo:padding="0.0382in" fo:border="none"/>
    </style:style>
    <style:style style:name="Table61" style:family="table">
      <style:table-properties style:width="1.7465in" table:align="margins"/>
    </style:style>
    <style:style style:name="Table61.A" style:family="table-column">
      <style:table-column-properties style:column-width="1.7465in" style:rel-column-width="65535*"/>
    </style:style>
    <style:style style:name="Table61.A1" style:family="table-cell">
      <style:table-cell-properties fo:padding="0.0382in" fo:border="none"/>
    </style:style>
    <style:style style:name="Table62" style:family="table">
      <style:table-properties style:width="2.3194in" table:align="margins"/>
    </style:style>
    <style:style style:name="Table62.A" style:family="table-column">
      <style:table-column-properties style:column-width="2.3194in" style:rel-column-width="65535*"/>
    </style:style>
    <style:style style:name="Table62.A1" style:family="table-cell">
      <style:table-cell-properties fo:padding="0.0382in" fo:border="none"/>
    </style:style>
    <style:style style:name="Table63" style:family="table">
      <style:table-properties style:width="2.425in" table:align="margins"/>
    </style:style>
    <style:style style:name="Table63.A" style:family="table-column">
      <style:table-column-properties style:column-width="2.425in" style:rel-column-width="65535*"/>
    </style:style>
    <style:style style:name="Table63.A1" style:family="table-cell">
      <style:table-cell-properties fo:padding="0.0382in" fo:border="none"/>
    </style:style>
    <style:style style:name="Table64" style:family="table">
      <style:table-properties style:width="1.4854in" table:align="margins"/>
    </style:style>
    <style:style style:name="Table64.A" style:family="table-column">
      <style:table-column-properties style:column-width="0.25in" style:rel-column-width="11029*"/>
    </style:style>
    <style:style style:name="Table64.B" style:family="table-column">
      <style:table-column-properties style:column-width="1.2354in" style:rel-column-width="54506*"/>
    </style:style>
    <style:style style:name="Table64.A1" style:family="table-cell">
      <style:table-cell-properties fo:padding="0.0382in" fo:border="none"/>
    </style:style>
    <style:style style:name="Table65" style:family="table">
      <style:table-properties style:width="1.7465in" table:align="margins"/>
    </style:style>
    <style:style style:name="Table65.A" style:family="table-column">
      <style:table-column-properties style:column-width="1.7465in" style:rel-column-width="65535*"/>
    </style:style>
    <style:style style:name="Table65.A1" style:family="table-cell">
      <style:table-cell-properties fo:padding="0.0382in" fo:border="none"/>
    </style:style>
    <style:style style:name="Table66" style:family="table">
      <style:table-properties style:width="2.3194in" table:align="margins"/>
    </style:style>
    <style:style style:name="Table66.A" style:family="table-column">
      <style:table-column-properties style:column-width="2.3194in" style:rel-column-width="65535*"/>
    </style:style>
    <style:style style:name="Table66.A1" style:family="table-cell">
      <style:table-cell-properties fo:padding="0.0382in" fo:border="none"/>
    </style:style>
    <style:style style:name="Table67" style:family="table">
      <style:table-properties style:width="2.425in" table:align="margins"/>
    </style:style>
    <style:style style:name="Table67.A" style:family="table-column">
      <style:table-column-properties style:column-width="2.425in" style:rel-column-width="65535*"/>
    </style:style>
    <style:style style:name="Table67.A1" style:family="table-cell">
      <style:table-cell-properties fo:padding="0.0382in" fo:border="none"/>
    </style:style>
    <style:style style:name="Table68" style:family="table">
      <style:table-properties style:width="1.9965in" table:align="margins"/>
    </style:style>
    <style:style style:name="Table68.A" style:family="table-column">
      <style:table-column-properties style:column-width="1.9965in" style:rel-column-width="65535*"/>
    </style:style>
    <style:style style:name="Table68.A1" style:family="table-cell">
      <style:table-cell-properties fo:padding="0.0382in" fo:border="none"/>
    </style:style>
    <style:style style:name="Table69" style:family="table">
      <style:table-properties style:width="1.9958in" table:align="margins"/>
    </style:style>
    <style:style style:name="Table69.A" style:family="table-column">
      <style:table-column-properties style:column-width="1.9958in" style:rel-column-width="65535*"/>
    </style:style>
    <style:style style:name="Table69.A1" style:family="table-cell">
      <style:table-cell-properties fo:padding="0.0382in" fo:border="none"/>
    </style:style>
    <style:style style:name="Table70" style:family="table">
      <style:table-properties style:width="1.4854in" table:align="margins"/>
    </style:style>
    <style:style style:name="Table70.A" style:family="table-column">
      <style:table-column-properties style:column-width="0.25in" style:rel-column-width="11029*"/>
    </style:style>
    <style:style style:name="Table70.B" style:family="table-column">
      <style:table-column-properties style:column-width="1.2354in" style:rel-column-width="54506*"/>
    </style:style>
    <style:style style:name="Table70.A1" style:family="table-cell">
      <style:table-cell-properties fo:padding="0.0382in" fo:border="none"/>
    </style:style>
    <style:style style:name="Table71" style:family="table">
      <style:table-properties style:width="1.7465in" table:align="margins"/>
    </style:style>
    <style:style style:name="Table71.A" style:family="table-column">
      <style:table-column-properties style:column-width="1.7465in" style:rel-column-width="65535*"/>
    </style:style>
    <style:style style:name="Table71.A1" style:family="table-cell">
      <style:table-cell-properties fo:padding="0.0382in" fo:border="none"/>
    </style:style>
    <style:style style:name="Table72" style:family="table">
      <style:table-properties style:width="2.3194in" table:align="margins"/>
    </style:style>
    <style:style style:name="Table72.A" style:family="table-column">
      <style:table-column-properties style:column-width="2.3194in" style:rel-column-width="65535*"/>
    </style:style>
    <style:style style:name="Table72.A1" style:family="table-cell">
      <style:table-cell-properties fo:padding="0.0382in" fo:border="none"/>
    </style:style>
    <style:style style:name="Table73" style:family="table">
      <style:table-properties style:width="2.425in" table:align="margins"/>
    </style:style>
    <style:style style:name="Table73.A" style:family="table-column">
      <style:table-column-properties style:column-width="2.425in" style:rel-column-width="65535*"/>
    </style:style>
    <style:style style:name="Table73.A1" style:family="table-cell">
      <style:table-cell-properties fo:padding="0.0382in" fo:border="none"/>
    </style:style>
    <style:style style:name="Table74" style:family="table">
      <style:table-properties style:width="1.4854in" table:align="margins"/>
    </style:style>
    <style:style style:name="Table74.A" style:family="table-column">
      <style:table-column-properties style:column-width="0.25in" style:rel-column-width="11029*"/>
    </style:style>
    <style:style style:name="Table74.B" style:family="table-column">
      <style:table-column-properties style:column-width="1.2354in" style:rel-column-width="54506*"/>
    </style:style>
    <style:style style:name="Table74.A1" style:family="table-cell">
      <style:table-cell-properties fo:padding="0.0382in" fo:border="none"/>
    </style:style>
    <style:style style:name="Table75" style:family="table">
      <style:table-properties style:width="1.7465in" table:align="margins"/>
    </style:style>
    <style:style style:name="Table75.A" style:family="table-column">
      <style:table-column-properties style:column-width="1.7465in" style:rel-column-width="65535*"/>
    </style:style>
    <style:style style:name="Table75.A1" style:family="table-cell">
      <style:table-cell-properties fo:padding="0.0382in" fo:border="none"/>
    </style:style>
    <style:style style:name="Table76" style:family="table">
      <style:table-properties style:width="2.3194in" table:align="margins"/>
    </style:style>
    <style:style style:name="Table76.A" style:family="table-column">
      <style:table-column-properties style:column-width="2.3194in" style:rel-column-width="65535*"/>
    </style:style>
    <style:style style:name="Table76.A1" style:family="table-cell">
      <style:table-cell-properties fo:padding="0.0382in" fo:border="none"/>
    </style:style>
    <style:style style:name="Table77" style:family="table">
      <style:table-properties style:width="2.425in" table:align="margins"/>
    </style:style>
    <style:style style:name="Table77.A" style:family="table-column">
      <style:table-column-properties style:column-width="2.425in" style:rel-column-width="65535*"/>
    </style:style>
    <style:style style:name="Table77.A1" style:family="table-cell">
      <style:table-cell-properties fo:padding="0.0382in" fo:border="none"/>
    </style:style>
    <style:style style:name="Table78" style:family="table">
      <style:table-properties style:width="1.9965in" table:align="margins"/>
    </style:style>
    <style:style style:name="Table78.A" style:family="table-column">
      <style:table-column-properties style:column-width="1.9965in" style:rel-column-width="65535*"/>
    </style:style>
    <style:style style:name="Table78.A1" style:family="table-cell">
      <style:table-cell-properties fo:padding="0.0382in" fo:border="none"/>
    </style:style>
    <style:style style:name="Table79" style:family="table">
      <style:table-properties style:width="1.9958in" table:align="margins"/>
    </style:style>
    <style:style style:name="Table79.A" style:family="table-column">
      <style:table-column-properties style:column-width="1.9958in" style:rel-column-width="65535*"/>
    </style:style>
    <style:style style:name="Table79.A1" style:family="table-cell">
      <style:table-cell-properties fo:padding="0.0382in" fo:border="none"/>
    </style:style>
    <style:style style:name="Table80" style:family="table">
      <style:table-properties style:width="1.4854in" table:align="margins"/>
    </style:style>
    <style:style style:name="Table80.A" style:family="table-column">
      <style:table-column-properties style:column-width="0.25in" style:rel-column-width="11029*"/>
    </style:style>
    <style:style style:name="Table80.B" style:family="table-column">
      <style:table-column-properties style:column-width="1.2354in" style:rel-column-width="54506*"/>
    </style:style>
    <style:style style:name="Table80.A1" style:family="table-cell">
      <style:table-cell-properties fo:padding="0.0382in" fo:border="none"/>
    </style:style>
    <style:style style:name="Table81" style:family="table">
      <style:table-properties style:width="1.7465in" table:align="margins"/>
    </style:style>
    <style:style style:name="Table81.A" style:family="table-column">
      <style:table-column-properties style:column-width="1.7465in" style:rel-column-width="65535*"/>
    </style:style>
    <style:style style:name="Table81.A1" style:family="table-cell">
      <style:table-cell-properties fo:padding="0.0382in" fo:border="none"/>
    </style:style>
    <style:style style:name="Table82" style:family="table">
      <style:table-properties style:width="2.3194in" table:align="margins"/>
    </style:style>
    <style:style style:name="Table82.A" style:family="table-column">
      <style:table-column-properties style:column-width="2.3194in" style:rel-column-width="65535*"/>
    </style:style>
    <style:style style:name="Table82.A1" style:family="table-cell">
      <style:table-cell-properties fo:padding="0.0382in" fo:border="none"/>
    </style:style>
    <style:style style:name="Table83" style:family="table">
      <style:table-properties style:width="2.425in" table:align="margins"/>
    </style:style>
    <style:style style:name="Table83.A" style:family="table-column">
      <style:table-column-properties style:column-width="2.425in" style:rel-column-width="65535*"/>
    </style:style>
    <style:style style:name="Table83.A1" style:family="table-cell">
      <style:table-cell-properties fo:padding="0.0382in" fo:border="none"/>
    </style:style>
    <style:style style:name="Table84" style:family="table">
      <style:table-properties style:width="1.4854in" table:align="margins"/>
    </style:style>
    <style:style style:name="Table84.A" style:family="table-column">
      <style:table-column-properties style:column-width="0.25in" style:rel-column-width="11029*"/>
    </style:style>
    <style:style style:name="Table84.B" style:family="table-column">
      <style:table-column-properties style:column-width="1.2354in" style:rel-column-width="54506*"/>
    </style:style>
    <style:style style:name="Table84.A1" style:family="table-cell">
      <style:table-cell-properties fo:padding="0.0382in" fo:border="none"/>
    </style:style>
    <style:style style:name="Table85" style:family="table">
      <style:table-properties style:width="1.7465in" table:align="margins"/>
    </style:style>
    <style:style style:name="Table85.A" style:family="table-column">
      <style:table-column-properties style:column-width="1.7465in" style:rel-column-width="65535*"/>
    </style:style>
    <style:style style:name="Table85.A1" style:family="table-cell">
      <style:table-cell-properties fo:padding="0.0382in" fo:border="none"/>
    </style:style>
    <style:style style:name="Table86" style:family="table">
      <style:table-properties style:width="2.3194in" table:align="margins"/>
    </style:style>
    <style:style style:name="Table86.A" style:family="table-column">
      <style:table-column-properties style:column-width="2.3194in" style:rel-column-width="65535*"/>
    </style:style>
    <style:style style:name="Table86.A1" style:family="table-cell">
      <style:table-cell-properties fo:padding="0.0382in" fo:border="none"/>
    </style:style>
    <style:style style:name="Table87" style:family="table">
      <style:table-properties style:width="2.425in" table:align="margins"/>
    </style:style>
    <style:style style:name="Table87.A" style:family="table-column">
      <style:table-column-properties style:column-width="2.425in" style:rel-column-width="65535*"/>
    </style:style>
    <style:style style:name="Table87.A1" style:family="table-cell">
      <style:table-cell-properties fo:padding="0.0382in" fo:border="none"/>
    </style:style>
    <style:style style:name="Table88" style:family="table">
      <style:table-properties style:width="1.9965in" table:align="margins"/>
    </style:style>
    <style:style style:name="Table88.A" style:family="table-column">
      <style:table-column-properties style:column-width="1.9965in" style:rel-column-width="65535*"/>
    </style:style>
    <style:style style:name="Table88.A1" style:family="table-cell">
      <style:table-cell-properties fo:padding="0.0382in" fo:border="none"/>
    </style:style>
    <style:style style:name="Table89" style:family="table">
      <style:table-properties style:width="1.9958in" table:align="margins"/>
    </style:style>
    <style:style style:name="Table89.A" style:family="table-column">
      <style:table-column-properties style:column-width="1.9958in" style:rel-column-width="65535*"/>
    </style:style>
    <style:style style:name="Table89.A1" style:family="table-cell">
      <style:table-cell-properties fo:padding="0.0382in" fo:border="none"/>
    </style:style>
    <style:style style:name="Table90" style:family="table">
      <style:table-properties style:width="1.4854in" table:align="margins"/>
    </style:style>
    <style:style style:name="Table90.A" style:family="table-column">
      <style:table-column-properties style:column-width="0.25in" style:rel-column-width="11029*"/>
    </style:style>
    <style:style style:name="Table90.B" style:family="table-column">
      <style:table-column-properties style:column-width="1.2354in" style:rel-column-width="54506*"/>
    </style:style>
    <style:style style:name="Table90.A1" style:family="table-cell">
      <style:table-cell-properties fo:padding="0.0382in" fo:border="none"/>
    </style:style>
    <style:style style:name="Table91" style:family="table">
      <style:table-properties style:width="1.7465in" table:align="margins"/>
    </style:style>
    <style:style style:name="Table91.A" style:family="table-column">
      <style:table-column-properties style:column-width="1.7465in" style:rel-column-width="65535*"/>
    </style:style>
    <style:style style:name="Table91.A1" style:family="table-cell">
      <style:table-cell-properties fo:padding="0.0382in" fo:border="none"/>
    </style:style>
    <style:style style:name="Table92" style:family="table">
      <style:table-properties style:width="2.3194in" table:align="margins"/>
    </style:style>
    <style:style style:name="Table92.A" style:family="table-column">
      <style:table-column-properties style:column-width="2.3194in" style:rel-column-width="65535*"/>
    </style:style>
    <style:style style:name="Table92.A1" style:family="table-cell">
      <style:table-cell-properties fo:padding="0.0382in" fo:border="none"/>
    </style:style>
    <style:style style:name="Table93" style:family="table">
      <style:table-properties style:width="2.425in" table:align="margins"/>
    </style:style>
    <style:style style:name="Table93.A" style:family="table-column">
      <style:table-column-properties style:column-width="2.425in" style:rel-column-width="65535*"/>
    </style:style>
    <style:style style:name="Table93.A1" style:family="table-cell">
      <style:table-cell-properties fo:padding="0.0382in" fo:border="none"/>
    </style:style>
    <style:style style:name="Table94" style:family="table">
      <style:table-properties style:width="1.4854in" table:align="margins"/>
    </style:style>
    <style:style style:name="Table94.A" style:family="table-column">
      <style:table-column-properties style:column-width="0.3125in" style:rel-column-width="13787*"/>
    </style:style>
    <style:style style:name="Table94.B" style:family="table-column">
      <style:table-column-properties style:column-width="1.1729in" style:rel-column-width="51748*"/>
    </style:style>
    <style:style style:name="Table94.A1" style:family="table-cell">
      <style:table-cell-properties fo:padding="0.0382in" fo:border="none"/>
    </style:style>
    <style:style style:name="Table95" style:family="table">
      <style:table-properties style:width="1.7465in" table:align="margins"/>
    </style:style>
    <style:style style:name="Table95.A" style:family="table-column">
      <style:table-column-properties style:column-width="1.7465in" style:rel-column-width="65535*"/>
    </style:style>
    <style:style style:name="Table95.A1" style:family="table-cell">
      <style:table-cell-properties fo:padding="0.0382in" fo:border="none"/>
    </style:style>
    <style:style style:name="Table96" style:family="table">
      <style:table-properties style:width="2.3194in" table:align="margins"/>
    </style:style>
    <style:style style:name="Table96.A" style:family="table-column">
      <style:table-column-properties style:column-width="2.3194in" style:rel-column-width="65535*"/>
    </style:style>
    <style:style style:name="Table96.A1" style:family="table-cell">
      <style:table-cell-properties fo:padding="0.0382in" fo:border="none"/>
    </style:style>
    <style:style style:name="Table97" style:family="table">
      <style:table-properties style:width="2.425in" table:align="margins"/>
    </style:style>
    <style:style style:name="Table97.A" style:family="table-column">
      <style:table-column-properties style:column-width="2.425in" style:rel-column-width="65535*"/>
    </style:style>
    <style:style style:name="Table97.A1" style:family="table-cell">
      <style:table-cell-properties fo:padding="0.0382in" fo:border="none"/>
    </style:style>
    <style:style style:name="Table98" style:family="table">
      <style:table-properties style:width="1.9965in" table:align="margins"/>
    </style:style>
    <style:style style:name="Table98.A" style:family="table-column">
      <style:table-column-properties style:column-width="1.9965in" style:rel-column-width="65535*"/>
    </style:style>
    <style:style style:name="Table98.A1" style:family="table-cell">
      <style:table-cell-properties fo:padding="0.0382in" fo:border="none"/>
    </style:style>
    <style:style style:name="Table99" style:family="table">
      <style:table-properties style:width="1.9958in" table:align="margins"/>
    </style:style>
    <style:style style:name="Table99.A" style:family="table-column">
      <style:table-column-properties style:column-width="1.9958in" style:rel-column-width="65535*"/>
    </style:style>
    <style:style style:name="Table99.A1" style:family="table-cell">
      <style:table-cell-properties fo:padding="0.0382in" fo:border="none"/>
    </style:style>
    <style:style style:name="Table100" style:family="table">
      <style:table-properties style:width="1.4854in" table:align="margins"/>
    </style:style>
    <style:style style:name="Table100.A" style:family="table-column">
      <style:table-column-properties style:column-width="0.3125in" style:rel-column-width="13787*"/>
    </style:style>
    <style:style style:name="Table100.B" style:family="table-column">
      <style:table-column-properties style:column-width="1.1729in" style:rel-column-width="51748*"/>
    </style:style>
    <style:style style:name="Table100.A1" style:family="table-cell">
      <style:table-cell-properties fo:padding="0.0382in" fo:border="none"/>
    </style:style>
    <style:style style:name="Table101" style:family="table">
      <style:table-properties style:width="1.7465in" table:align="margins"/>
    </style:style>
    <style:style style:name="Table101.A" style:family="table-column">
      <style:table-column-properties style:column-width="1.7465in" style:rel-column-width="65535*"/>
    </style:style>
    <style:style style:name="Table101.A1" style:family="table-cell">
      <style:table-cell-properties fo:padding="0.0382in" fo:border="none"/>
    </style:style>
    <style:style style:name="Table102" style:family="table">
      <style:table-properties style:width="2.3194in" table:align="margins"/>
    </style:style>
    <style:style style:name="Table102.A" style:family="table-column">
      <style:table-column-properties style:column-width="2.3194in" style:rel-column-width="65535*"/>
    </style:style>
    <style:style style:name="Table102.A1" style:family="table-cell">
      <style:table-cell-properties fo:padding="0.0382in" fo:border="none"/>
    </style:style>
    <style:style style:name="Table103" style:family="table">
      <style:table-properties style:width="2.425in" table:align="margins"/>
    </style:style>
    <style:style style:name="Table103.A" style:family="table-column">
      <style:table-column-properties style:column-width="2.425in" style:rel-column-width="65535*"/>
    </style:style>
    <style:style style:name="Table103.A1" style:family="table-cell">
      <style:table-cell-properties fo:padding="0.0382in" fo:border="none"/>
    </style:style>
    <style:style style:name="Table104" style:family="table">
      <style:table-properties style:width="1.4854in" table:align="margins"/>
    </style:style>
    <style:style style:name="Table104.A" style:family="table-column">
      <style:table-column-properties style:column-width="0.3125in" style:rel-column-width="13787*"/>
    </style:style>
    <style:style style:name="Table104.B" style:family="table-column">
      <style:table-column-properties style:column-width="1.1729in" style:rel-column-width="51748*"/>
    </style:style>
    <style:style style:name="Table104.A1" style:family="table-cell">
      <style:table-cell-properties fo:padding="0.0382in" fo:border="none"/>
    </style:style>
    <style:style style:name="Table105" style:family="table">
      <style:table-properties style:width="1.7465in" table:align="margins"/>
    </style:style>
    <style:style style:name="Table105.A" style:family="table-column">
      <style:table-column-properties style:column-width="1.7465in" style:rel-column-width="65535*"/>
    </style:style>
    <style:style style:name="Table105.A1" style:family="table-cell">
      <style:table-cell-properties fo:padding="0.0382in" fo:border="none"/>
    </style:style>
    <style:style style:name="Table106" style:family="table">
      <style:table-properties style:width="2.3194in" table:align="margins"/>
    </style:style>
    <style:style style:name="Table106.A" style:family="table-column">
      <style:table-column-properties style:column-width="2.3194in" style:rel-column-width="65535*"/>
    </style:style>
    <style:style style:name="Table106.A1" style:family="table-cell">
      <style:table-cell-properties fo:padding="0.0382in" fo:border="none"/>
    </style:style>
    <style:style style:name="Table107" style:family="table">
      <style:table-properties style:width="2.425in" table:align="margins"/>
    </style:style>
    <style:style style:name="Table107.A" style:family="table-column">
      <style:table-column-properties style:column-width="2.425in" style:rel-column-width="65535*"/>
    </style:style>
    <style:style style:name="Table107.A1" style:family="table-cell">
      <style:table-cell-properties fo:padding="0.0382in" fo:border="none"/>
    </style:style>
    <style:style style:name="Table108" style:family="table">
      <style:table-properties style:width="1.9965in" table:align="margins"/>
    </style:style>
    <style:style style:name="Table108.A" style:family="table-column">
      <style:table-column-properties style:column-width="1.9965in" style:rel-column-width="65535*"/>
    </style:style>
    <style:style style:name="Table108.A1" style:family="table-cell">
      <style:table-cell-properties fo:padding="0.0382in" fo:border="none"/>
    </style:style>
    <style:style style:name="Table109" style:family="table">
      <style:table-properties style:width="1.9958in" table:align="margins"/>
    </style:style>
    <style:style style:name="Table109.A" style:family="table-column">
      <style:table-column-properties style:column-width="1.9958in" style:rel-column-width="65535*"/>
    </style:style>
    <style:style style:name="Table109.A1" style:family="table-cell">
      <style:table-cell-properties fo:padding="0.0382in" fo:border="none"/>
    </style:style>
    <style:style style:name="Table110" style:family="table">
      <style:table-properties style:width="1.4854in" table:align="margins"/>
    </style:style>
    <style:style style:name="Table110.A" style:family="table-column">
      <style:table-column-properties style:column-width="0.3125in" style:rel-column-width="13787*"/>
    </style:style>
    <style:style style:name="Table110.B" style:family="table-column">
      <style:table-column-properties style:column-width="1.1729in" style:rel-column-width="51748*"/>
    </style:style>
    <style:style style:name="Table110.A1" style:family="table-cell">
      <style:table-cell-properties fo:padding="0.0382in" fo:border="none"/>
    </style:style>
    <style:style style:name="Table111" style:family="table">
      <style:table-properties style:width="1.7465in" table:align="margins"/>
    </style:style>
    <style:style style:name="Table111.A" style:family="table-column">
      <style:table-column-properties style:column-width="1.7465in" style:rel-column-width="65535*"/>
    </style:style>
    <style:style style:name="Table111.A1" style:family="table-cell">
      <style:table-cell-properties fo:padding="0.0382in" fo:border="none"/>
    </style:style>
    <style:style style:name="Table112" style:family="table">
      <style:table-properties style:width="2.3194in" table:align="margins"/>
    </style:style>
    <style:style style:name="Table112.A" style:family="table-column">
      <style:table-column-properties style:column-width="2.3194in" style:rel-column-width="65535*"/>
    </style:style>
    <style:style style:name="Table112.A1" style:family="table-cell">
      <style:table-cell-properties fo:padding="0.0382in" fo:border="none"/>
    </style:style>
    <style:style style:name="Table113" style:family="table">
      <style:table-properties style:width="2.425in" table:align="margins"/>
    </style:style>
    <style:style style:name="Table113.A" style:family="table-column">
      <style:table-column-properties style:column-width="2.425in" style:rel-column-width="65535*"/>
    </style:style>
    <style:style style:name="Table113.A1" style:family="table-cell">
      <style:table-cell-properties fo:padding="0.0382in" fo:border="none"/>
    </style:style>
    <style:style style:name="Table114" style:family="table">
      <style:table-properties style:width="1.4854in" table:align="margins"/>
    </style:style>
    <style:style style:name="Table114.A" style:family="table-column">
      <style:table-column-properties style:column-width="0.3125in" style:rel-column-width="13787*"/>
    </style:style>
    <style:style style:name="Table114.B" style:family="table-column">
      <style:table-column-properties style:column-width="1.1729in" style:rel-column-width="51748*"/>
    </style:style>
    <style:style style:name="Table114.A1" style:family="table-cell">
      <style:table-cell-properties fo:padding="0.0382in" fo:border="none"/>
    </style:style>
    <style:style style:name="Table115" style:family="table">
      <style:table-properties style:width="1.7465in" table:align="margins"/>
    </style:style>
    <style:style style:name="Table115.A" style:family="table-column">
      <style:table-column-properties style:column-width="1.7465in" style:rel-column-width="65535*"/>
    </style:style>
    <style:style style:name="Table115.A1" style:family="table-cell">
      <style:table-cell-properties fo:padding="0.0382in" fo:border="none"/>
    </style:style>
    <style:style style:name="Table116" style:family="table">
      <style:table-properties style:width="2.3194in" table:align="margins"/>
    </style:style>
    <style:style style:name="Table116.A" style:family="table-column">
      <style:table-column-properties style:column-width="2.3194in" style:rel-column-width="65535*"/>
    </style:style>
    <style:style style:name="Table116.A1" style:family="table-cell">
      <style:table-cell-properties fo:padding="0.0382in" fo:border="none"/>
    </style:style>
    <style:style style:name="Table117" style:family="table">
      <style:table-properties style:width="2.425in" table:align="margins"/>
    </style:style>
    <style:style style:name="Table117.A" style:family="table-column">
      <style:table-column-properties style:column-width="2.425in" style:rel-column-width="65535*"/>
    </style:style>
    <style:style style:name="Table117.A1" style:family="table-cell">
      <style:table-cell-properties fo:padding="0.0382in" fo:border="none"/>
    </style:style>
    <style:style style:name="Table118" style:family="table">
      <style:table-properties style:width="1.9965in" table:align="margins"/>
    </style:style>
    <style:style style:name="Table118.A" style:family="table-column">
      <style:table-column-properties style:column-width="1.9965in" style:rel-column-width="65535*"/>
    </style:style>
    <style:style style:name="Table118.A1" style:family="table-cell">
      <style:table-cell-properties fo:padding="0.0382in" fo:border="none"/>
    </style:style>
    <style:style style:name="Table119" style:family="table">
      <style:table-properties style:width="1.9958in" table:align="margins"/>
    </style:style>
    <style:style style:name="Table119.A" style:family="table-column">
      <style:table-column-properties style:column-width="1.9958in" style:rel-column-width="65535*"/>
    </style:style>
    <style:style style:name="Table119.A1" style:family="table-cell">
      <style:table-cell-properties fo:padding="0.0382in" fo:border="none"/>
    </style:style>
    <style:style style:name="Table120" style:family="table">
      <style:table-properties style:width="1.4854in" table:align="margins"/>
    </style:style>
    <style:style style:name="Table120.A" style:family="table-column">
      <style:table-column-properties style:column-width="0.3125in" style:rel-column-width="13787*"/>
    </style:style>
    <style:style style:name="Table120.B" style:family="table-column">
      <style:table-column-properties style:column-width="1.1729in" style:rel-column-width="51748*"/>
    </style:style>
    <style:style style:name="Table120.A1" style:family="table-cell">
      <style:table-cell-properties fo:padding="0.0382in" fo:border="none"/>
    </style:style>
    <style:style style:name="Table121" style:family="table">
      <style:table-properties style:width="1.7465in" table:align="margins"/>
    </style:style>
    <style:style style:name="Table121.A" style:family="table-column">
      <style:table-column-properties style:column-width="1.7465in" style:rel-column-width="65535*"/>
    </style:style>
    <style:style style:name="Table121.A1" style:family="table-cell">
      <style:table-cell-properties fo:padding="0.0382in" fo:border="none"/>
    </style:style>
    <style:style style:name="Table122" style:family="table">
      <style:table-properties style:width="2.3194in" table:align="margins"/>
    </style:style>
    <style:style style:name="Table122.A" style:family="table-column">
      <style:table-column-properties style:column-width="2.3194in" style:rel-column-width="65535*"/>
    </style:style>
    <style:style style:name="Table122.A1" style:family="table-cell">
      <style:table-cell-properties fo:padding="0.0382in" fo:border="none"/>
    </style:style>
    <style:style style:name="Table123" style:family="table">
      <style:table-properties style:width="2.425in" table:align="margins"/>
    </style:style>
    <style:style style:name="Table123.A" style:family="table-column">
      <style:table-column-properties style:column-width="2.425in" style:rel-column-width="65535*"/>
    </style:style>
    <style:style style:name="Table123.A1" style:family="table-cell">
      <style:table-cell-properties fo:padding="0.0382in" fo:border="none"/>
    </style:style>
    <style:style style:name="Table124" style:family="table">
      <style:table-properties style:width="1.4854in" table:align="margins"/>
    </style:style>
    <style:style style:name="Table124.A" style:family="table-column">
      <style:table-column-properties style:column-width="0.3125in" style:rel-column-width="13787*"/>
    </style:style>
    <style:style style:name="Table124.B" style:family="table-column">
      <style:table-column-properties style:column-width="1.1729in" style:rel-column-width="51748*"/>
    </style:style>
    <style:style style:name="Table124.1" style:family="table-row">
      <style:table-row-properties style:min-row-height="0.2465in"/>
    </style:style>
    <style:style style:name="Table124.A1" style:family="table-cell">
      <style:table-cell-properties fo:padding="0.0382in" fo:border="none"/>
    </style:style>
    <style:style style:name="Table125" style:family="table">
      <style:table-properties style:width="1.7465in" table:align="margins"/>
    </style:style>
    <style:style style:name="Table125.A" style:family="table-column">
      <style:table-column-properties style:column-width="1.7465in" style:rel-column-width="65535*"/>
    </style:style>
    <style:style style:name="Table125.A1" style:family="table-cell">
      <style:table-cell-properties fo:padding="0.0382in" fo:border="none"/>
    </style:style>
    <style:style style:name="Table126" style:family="table">
      <style:table-properties style:width="2.3194in" table:align="margins"/>
    </style:style>
    <style:style style:name="Table126.A" style:family="table-column">
      <style:table-column-properties style:column-width="2.3194in" style:rel-column-width="65535*"/>
    </style:style>
    <style:style style:name="Table126.A1" style:family="table-cell">
      <style:table-cell-properties fo:padding="0.0382in" fo:border="none"/>
    </style:style>
    <style:style style:name="Table127" style:family="table">
      <style:table-properties style:width="2.425in" table:align="margins"/>
    </style:style>
    <style:style style:name="Table127.A" style:family="table-column">
      <style:table-column-properties style:column-width="2.425in" style:rel-column-width="65535*"/>
    </style:style>
    <style:style style:name="Table127.A1" style:family="table-cell">
      <style:table-cell-properties fo:padding="0.0382in" fo:border="none"/>
    </style:style>
    <style:style style:name="Table128" style:family="table">
      <style:table-properties style:width="1.9965in" table:align="margins"/>
    </style:style>
    <style:style style:name="Table128.A" style:family="table-column">
      <style:table-column-properties style:column-width="1.9965in" style:rel-column-width="65535*"/>
    </style:style>
    <style:style style:name="Table128.A1" style:family="table-cell">
      <style:table-cell-properties fo:padding="0.0382in" fo:border="none"/>
    </style:style>
    <style:style style:name="Table129" style:family="table">
      <style:table-properties style:width="1.9958in" table:align="margins"/>
    </style:style>
    <style:style style:name="Table129.A" style:family="table-column">
      <style:table-column-properties style:column-width="1.9958in" style:rel-column-width="65535*"/>
    </style:style>
    <style:style style:name="Table129.A1" style:family="table-cell">
      <style:table-cell-properties fo:padding="0.0382in" fo:border="none"/>
    </style:style>
    <style:style style:name="Table130" style:family="table">
      <style:table-properties style:width="1.4854in" table:align="margins"/>
    </style:style>
    <style:style style:name="Table130.A" style:family="table-column">
      <style:table-column-properties style:column-width="0.3125in" style:rel-column-width="13787*"/>
    </style:style>
    <style:style style:name="Table130.B" style:family="table-column">
      <style:table-column-properties style:column-width="1.1729in" style:rel-column-width="51748*"/>
    </style:style>
    <style:style style:name="Table130.A1" style:family="table-cell">
      <style:table-cell-properties fo:padding="0.0382in" fo:border="none"/>
    </style:style>
    <style:style style:name="Table131" style:family="table">
      <style:table-properties style:width="1.7465in" table:align="margins"/>
    </style:style>
    <style:style style:name="Table131.A" style:family="table-column">
      <style:table-column-properties style:column-width="1.7465in" style:rel-column-width="65535*"/>
    </style:style>
    <style:style style:name="Table131.A1" style:family="table-cell">
      <style:table-cell-properties fo:padding="0.0382in" fo:border="none"/>
    </style:style>
    <style:style style:name="Table132" style:family="table">
      <style:table-properties style:width="2.3194in" table:align="margins"/>
    </style:style>
    <style:style style:name="Table132.A" style:family="table-column">
      <style:table-column-properties style:column-width="2.3194in" style:rel-column-width="65535*"/>
    </style:style>
    <style:style style:name="Table132.A1" style:family="table-cell">
      <style:table-cell-properties fo:padding="0.0382in" fo:border="none"/>
    </style:style>
    <style:style style:name="Table133" style:family="table">
      <style:table-properties style:width="2.425in" table:align="margins"/>
    </style:style>
    <style:style style:name="Table133.A" style:family="table-column">
      <style:table-column-properties style:column-width="2.425in" style:rel-column-width="65535*"/>
    </style:style>
    <style:style style:name="Table133.A1" style:family="table-cell">
      <style:table-cell-properties fo:padding="0.0382in" fo:border="none"/>
    </style:style>
    <style:style style:name="Table134" style:family="table">
      <style:table-properties style:width="1.4854in" table:align="margins"/>
    </style:style>
    <style:style style:name="Table134.A" style:family="table-column">
      <style:table-column-properties style:column-width="0.3125in" style:rel-column-width="13787*"/>
    </style:style>
    <style:style style:name="Table134.B" style:family="table-column">
      <style:table-column-properties style:column-width="1.1729in" style:rel-column-width="51748*"/>
    </style:style>
    <style:style style:name="Table134.A1" style:family="table-cell">
      <style:table-cell-properties fo:padding="0.0382in" fo:border="none"/>
    </style:style>
    <style:style style:name="Table135" style:family="table">
      <style:table-properties style:width="1.7465in" table:align="margins"/>
    </style:style>
    <style:style style:name="Table135.A" style:family="table-column">
      <style:table-column-properties style:column-width="1.7465in" style:rel-column-width="65535*"/>
    </style:style>
    <style:style style:name="Table135.A1" style:family="table-cell">
      <style:table-cell-properties fo:padding="0.0382in" fo:border="none"/>
    </style:style>
    <style:style style:name="Table136" style:family="table">
      <style:table-properties style:width="2.3194in" table:align="margins"/>
    </style:style>
    <style:style style:name="Table136.A" style:family="table-column">
      <style:table-column-properties style:column-width="2.3194in" style:rel-column-width="65535*"/>
    </style:style>
    <style:style style:name="Table136.A1" style:family="table-cell">
      <style:table-cell-properties fo:padding="0.0382in" fo:border="none"/>
    </style:style>
    <style:style style:name="Table137" style:family="table">
      <style:table-properties style:width="2.425in" table:align="margins"/>
    </style:style>
    <style:style style:name="Table137.A" style:family="table-column">
      <style:table-column-properties style:column-width="2.425in" style:rel-column-width="65535*"/>
    </style:style>
    <style:style style:name="Table137.A1" style:family="table-cell">
      <style:table-cell-properties fo:padding="0.0382in" fo:border="none"/>
    </style:style>
    <style:style style:name="Table138" style:family="table">
      <style:table-properties style:width="1.9965in" table:align="margins"/>
    </style:style>
    <style:style style:name="Table138.A" style:family="table-column">
      <style:table-column-properties style:column-width="1.9965in" style:rel-column-width="65535*"/>
    </style:style>
    <style:style style:name="Table138.A1" style:family="table-cell">
      <style:table-cell-properties fo:padding="0.0382in" fo:border="none"/>
    </style:style>
    <style:style style:name="Table139" style:family="table">
      <style:table-properties style:width="1.9958in" table:align="margins"/>
    </style:style>
    <style:style style:name="Table139.A" style:family="table-column">
      <style:table-column-properties style:column-width="1.9958in" style:rel-column-width="65535*"/>
    </style:style>
    <style:style style:name="Table139.A1" style:family="table-cell">
      <style:table-cell-properties fo:padding="0.0382in" fo:border="none"/>
    </style:style>
    <style:style style:name="Table140" style:family="table">
      <style:table-properties style:width="1.4854in" table:align="margins"/>
    </style:style>
    <style:style style:name="Table140.A" style:family="table-column">
      <style:table-column-properties style:column-width="0.3125in" style:rel-column-width="13787*"/>
    </style:style>
    <style:style style:name="Table140.B" style:family="table-column">
      <style:table-column-properties style:column-width="1.1729in" style:rel-column-width="51748*"/>
    </style:style>
    <style:style style:name="Table140.A1" style:family="table-cell">
      <style:table-cell-properties fo:padding="0.0382in" fo:border="none"/>
    </style:style>
    <style:style style:name="Table141" style:family="table">
      <style:table-properties style:width="1.7465in" table:align="margins"/>
    </style:style>
    <style:style style:name="Table141.A" style:family="table-column">
      <style:table-column-properties style:column-width="1.7465in" style:rel-column-width="65535*"/>
    </style:style>
    <style:style style:name="Table141.A1" style:family="table-cell">
      <style:table-cell-properties fo:padding="0.0382in" fo:border="none"/>
    </style:style>
    <style:style style:name="Table142" style:family="table">
      <style:table-properties style:width="2.3194in" table:align="margins"/>
    </style:style>
    <style:style style:name="Table142.A" style:family="table-column">
      <style:table-column-properties style:column-width="2.3194in" style:rel-column-width="65535*"/>
    </style:style>
    <style:style style:name="Table142.A1" style:family="table-cell">
      <style:table-cell-properties fo:padding="0.0382in" fo:border="none"/>
    </style:style>
    <style:style style:name="Table143" style:family="table">
      <style:table-properties style:width="2.425in" table:align="margins"/>
    </style:style>
    <style:style style:name="Table143.A" style:family="table-column">
      <style:table-column-properties style:column-width="2.425in" style:rel-column-width="65535*"/>
    </style:style>
    <style:style style:name="Table143.A1" style:family="table-cell">
      <style:table-cell-properties fo:padding="0.0382in" fo:border="none"/>
    </style:style>
    <style:style style:name="Table154" style:family="table">
      <style:table-properties style:width="1.4854in" table:align="margins"/>
    </style:style>
    <style:style style:name="Table154.A" style:family="table-column">
      <style:table-column-properties style:column-width="0.3125in" style:rel-column-width="13787*"/>
    </style:style>
    <style:style style:name="Table154.B" style:family="table-column">
      <style:table-column-properties style:column-width="1.1729in" style:rel-column-width="51748*"/>
    </style:style>
    <style:style style:name="Table154.A1" style:family="table-cell">
      <style:table-cell-properties fo:padding="0.0382in" fo:border="none"/>
    </style:style>
    <style:style style:name="Table155" style:family="table">
      <style:table-properties style:width="1.7465in" table:align="margins"/>
    </style:style>
    <style:style style:name="Table155.A" style:family="table-column">
      <style:table-column-properties style:column-width="1.7465in" style:rel-column-width="65535*"/>
    </style:style>
    <style:style style:name="Table155.A1" style:family="table-cell">
      <style:table-cell-properties fo:padding="0.0382in" fo:border="none"/>
    </style:style>
    <style:style style:name="Table156" style:family="table">
      <style:table-properties style:width="2.3194in" table:align="margins"/>
    </style:style>
    <style:style style:name="Table156.A" style:family="table-column">
      <style:table-column-properties style:column-width="2.3194in" style:rel-column-width="65535*"/>
    </style:style>
    <style:style style:name="Table156.A1" style:family="table-cell">
      <style:table-cell-properties fo:padding="0.0382in" fo:border="none"/>
    </style:style>
    <style:style style:name="Table157" style:family="table">
      <style:table-properties style:width="2.425in" table:align="margins"/>
    </style:style>
    <style:style style:name="Table157.A" style:family="table-column">
      <style:table-column-properties style:column-width="2.425in" style:rel-column-width="65535*"/>
    </style:style>
    <style:style style:name="Table157.A1" style:family="table-cell">
      <style:table-cell-properties fo:padding="0.0382in" fo:border="none"/>
    </style:style>
    <style:style style:name="Table158" style:family="table">
      <style:table-properties style:width="1.9965in" table:align="margins"/>
    </style:style>
    <style:style style:name="Table158.A" style:family="table-column">
      <style:table-column-properties style:column-width="1.9965in" style:rel-column-width="65535*"/>
    </style:style>
    <style:style style:name="Table158.A1" style:family="table-cell">
      <style:table-cell-properties fo:padding="0.0382in" fo:border="none"/>
    </style:style>
    <style:style style:name="Table159" style:family="table">
      <style:table-properties style:width="1.9958in" table:align="margins"/>
    </style:style>
    <style:style style:name="Table159.A" style:family="table-column">
      <style:table-column-properties style:column-width="1.9958in" style:rel-column-width="65535*"/>
    </style:style>
    <style:style style:name="Table159.A1" style:family="table-cell">
      <style:table-cell-properties fo:padding="0.0382in" fo:border="none"/>
    </style:style>
    <style:style style:name="Table160" style:family="table">
      <style:table-properties style:width="1.4854in" table:align="margins"/>
    </style:style>
    <style:style style:name="Table160.A" style:family="table-column">
      <style:table-column-properties style:column-width="0.3125in" style:rel-column-width="13787*"/>
    </style:style>
    <style:style style:name="Table160.B" style:family="table-column">
      <style:table-column-properties style:column-width="1.1729in" style:rel-column-width="51748*"/>
    </style:style>
    <style:style style:name="Table160.A1" style:family="table-cell">
      <style:table-cell-properties fo:padding="0.0382in" fo:border="none"/>
    </style:style>
    <style:style style:name="Table161" style:family="table">
      <style:table-properties style:width="1.7465in" table:align="margins"/>
    </style:style>
    <style:style style:name="Table161.A" style:family="table-column">
      <style:table-column-properties style:column-width="1.7465in" style:rel-column-width="65535*"/>
    </style:style>
    <style:style style:name="Table161.A1" style:family="table-cell">
      <style:table-cell-properties fo:padding="0.0382in" fo:border="none"/>
    </style:style>
    <style:style style:name="Table162" style:family="table">
      <style:table-properties style:width="2.3194in" table:align="margins"/>
    </style:style>
    <style:style style:name="Table162.A" style:family="table-column">
      <style:table-column-properties style:column-width="2.3194in" style:rel-column-width="65535*"/>
    </style:style>
    <style:style style:name="Table162.A1" style:family="table-cell">
      <style:table-cell-properties fo:padding="0.0382in" fo:border="none"/>
    </style:style>
    <style:style style:name="Table163" style:family="table">
      <style:table-properties style:width="2.425in" table:align="margins"/>
    </style:style>
    <style:style style:name="Table163.A" style:family="table-column">
      <style:table-column-properties style:column-width="2.425in" style:rel-column-width="65535*"/>
    </style:style>
    <style:style style:name="Table163.A1" style:family="table-cell">
      <style:table-cell-properties fo:padding="0.0382in" fo:border="none"/>
    </style:style>
    <style:style style:name="Table144" style:family="table">
      <style:table-properties style:width="1.4854in" table:align="margins"/>
    </style:style>
    <style:style style:name="Table144.A" style:family="table-column">
      <style:table-column-properties style:column-width="0.3125in" style:rel-column-width="13787*"/>
    </style:style>
    <style:style style:name="Table144.B" style:family="table-column">
      <style:table-column-properties style:column-width="1.1729in" style:rel-column-width="51748*"/>
    </style:style>
    <style:style style:name="Table144.A1" style:family="table-cell">
      <style:table-cell-properties fo:padding="0.0382in" fo:border="none"/>
    </style:style>
    <style:style style:name="Table145" style:family="table">
      <style:table-properties style:width="1.7465in" table:align="margins"/>
    </style:style>
    <style:style style:name="Table145.A" style:family="table-column">
      <style:table-column-properties style:column-width="1.7465in" style:rel-column-width="65535*"/>
    </style:style>
    <style:style style:name="Table145.A1" style:family="table-cell">
      <style:table-cell-properties fo:padding="0.0382in" fo:border="none"/>
    </style:style>
    <style:style style:name="Table146" style:family="table">
      <style:table-properties style:width="2.3194in" table:align="margins"/>
    </style:style>
    <style:style style:name="Table146.A" style:family="table-column">
      <style:table-column-properties style:column-width="2.3194in" style:rel-column-width="65535*"/>
    </style:style>
    <style:style style:name="Table146.A1" style:family="table-cell">
      <style:table-cell-properties fo:padding="0.0382in" fo:border="none"/>
    </style:style>
    <style:style style:name="Table147" style:family="table">
      <style:table-properties style:width="2.425in" table:align="margins"/>
    </style:style>
    <style:style style:name="Table147.A" style:family="table-column">
      <style:table-column-properties style:column-width="2.425in" style:rel-column-width="65535*"/>
    </style:style>
    <style:style style:name="Table147.A1" style:family="table-cell">
      <style:table-cell-properties fo:padding="0.0382in" fo:border="none"/>
    </style:style>
    <style:style style:name="Table148" style:family="table">
      <style:table-properties style:width="1.9965in" table:align="margins"/>
    </style:style>
    <style:style style:name="Table148.A" style:family="table-column">
      <style:table-column-properties style:column-width="1.9965in" style:rel-column-width="65535*"/>
    </style:style>
    <style:style style:name="Table148.A1" style:family="table-cell">
      <style:table-cell-properties fo:padding="0.0382in" fo:border="none"/>
    </style:style>
    <style:style style:name="Table149" style:family="table">
      <style:table-properties style:width="1.9958in" table:align="margins"/>
    </style:style>
    <style:style style:name="Table149.A" style:family="table-column">
      <style:table-column-properties style:column-width="1.9958in" style:rel-column-width="65535*"/>
    </style:style>
    <style:style style:name="Table149.A1" style:family="table-cell">
      <style:table-cell-properties fo:padding="0.0382in" fo:border="none"/>
    </style:style>
    <style:style style:name="Table150" style:family="table">
      <style:table-properties style:width="1.4854in" table:align="margins"/>
    </style:style>
    <style:style style:name="Table150.A" style:family="table-column">
      <style:table-column-properties style:column-width="0.3125in" style:rel-column-width="13787*"/>
    </style:style>
    <style:style style:name="Table150.B" style:family="table-column">
      <style:table-column-properties style:column-width="1.1729in" style:rel-column-width="51748*"/>
    </style:style>
    <style:style style:name="Table150.A1" style:family="table-cell">
      <style:table-cell-properties fo:padding="0.0382in" fo:border="none"/>
    </style:style>
    <style:style style:name="Table151" style:family="table">
      <style:table-properties style:width="1.7465in" table:align="margins"/>
    </style:style>
    <style:style style:name="Table151.A" style:family="table-column">
      <style:table-column-properties style:column-width="1.7465in" style:rel-column-width="65535*"/>
    </style:style>
    <style:style style:name="Table151.A1" style:family="table-cell">
      <style:table-cell-properties fo:padding="0.0382in" fo:border="none"/>
    </style:style>
    <style:style style:name="Table152" style:family="table">
      <style:table-properties style:width="2.3194in" table:align="margins"/>
    </style:style>
    <style:style style:name="Table152.A" style:family="table-column">
      <style:table-column-properties style:column-width="2.3194in" style:rel-column-width="65535*"/>
    </style:style>
    <style:style style:name="Table152.A1" style:family="table-cell">
      <style:table-cell-properties fo:padding="0.0382in" fo:border="none"/>
    </style:style>
    <style:style style:name="Table153" style:family="table">
      <style:table-properties style:width="2.425in" table:align="margins"/>
    </style:style>
    <style:style style:name="Table153.A" style:family="table-column">
      <style:table-column-properties style:column-width="2.425in" style:rel-column-width="65535*"/>
    </style:style>
    <style:style style:name="Table153.A1" style:family="table-cell">
      <style:table-cell-properties fo:padding="0.0382in" fo:border="none"/>
    </style:style>
    <style:style style:name="Table164" style:family="table">
      <style:table-properties style:width="1.4854in" table:align="margins"/>
    </style:style>
    <style:style style:name="Table164.A" style:family="table-column">
      <style:table-column-properties style:column-width="0.3125in" style:rel-column-width="13787*"/>
    </style:style>
    <style:style style:name="Table164.B" style:family="table-column">
      <style:table-column-properties style:column-width="1.1729in" style:rel-column-width="51748*"/>
    </style:style>
    <style:style style:name="Table164.A1" style:family="table-cell">
      <style:table-cell-properties fo:padding="0.0382in" fo:border="none"/>
    </style:style>
    <style:style style:name="Table165" style:family="table">
      <style:table-properties style:width="1.7465in" table:align="margins"/>
    </style:style>
    <style:style style:name="Table165.A" style:family="table-column">
      <style:table-column-properties style:column-width="1.7465in" style:rel-column-width="65535*"/>
    </style:style>
    <style:style style:name="Table165.A1" style:family="table-cell">
      <style:table-cell-properties fo:padding="0.0382in" fo:border="none"/>
    </style:style>
    <style:style style:name="Table166" style:family="table">
      <style:table-properties style:width="2.3194in" table:align="margins"/>
    </style:style>
    <style:style style:name="Table166.A" style:family="table-column">
      <style:table-column-properties style:column-width="2.3194in" style:rel-column-width="65535*"/>
    </style:style>
    <style:style style:name="Table166.A1" style:family="table-cell">
      <style:table-cell-properties fo:padding="0.0382in" fo:border="none"/>
    </style:style>
    <style:style style:name="Table167" style:family="table">
      <style:table-properties style:width="2.425in" table:align="margins"/>
    </style:style>
    <style:style style:name="Table167.A" style:family="table-column">
      <style:table-column-properties style:column-width="2.425in" style:rel-column-width="65535*"/>
    </style:style>
    <style:style style:name="Table167.A1" style:family="table-cell">
      <style:table-cell-properties fo:padding="0.0382in" fo:border="none"/>
    </style:style>
    <style:style style:name="Table168" style:family="table">
      <style:table-properties style:width="1.9965in" table:align="margins"/>
    </style:style>
    <style:style style:name="Table168.A" style:family="table-column">
      <style:table-column-properties style:column-width="1.9965in" style:rel-column-width="65535*"/>
    </style:style>
    <style:style style:name="Table168.A1" style:family="table-cell">
      <style:table-cell-properties fo:padding="0.0382in" fo:border="none"/>
    </style:style>
    <style:style style:name="Table169" style:family="table">
      <style:table-properties style:width="1.9958in" table:align="margins"/>
    </style:style>
    <style:style style:name="Table169.A" style:family="table-column">
      <style:table-column-properties style:column-width="1.9958in" style:rel-column-width="65535*"/>
    </style:style>
    <style:style style:name="Table169.A1" style:family="table-cell">
      <style:table-cell-properties fo:padding="0.0382in" fo:border="none"/>
    </style:style>
    <style:style style:name="Table170" style:family="table">
      <style:table-properties style:width="1.4854in" table:align="margins"/>
    </style:style>
    <style:style style:name="Table170.A" style:family="table-column">
      <style:table-column-properties style:column-width="0.3125in" style:rel-column-width="13787*"/>
    </style:style>
    <style:style style:name="Table170.B" style:family="table-column">
      <style:table-column-properties style:column-width="1.1729in" style:rel-column-width="51748*"/>
    </style:style>
    <style:style style:name="Table170.A1" style:family="table-cell">
      <style:table-cell-properties fo:padding="0.0382in" fo:border="none"/>
    </style:style>
    <style:style style:name="Table171" style:family="table">
      <style:table-properties style:width="1.7465in" table:align="margins"/>
    </style:style>
    <style:style style:name="Table171.A" style:family="table-column">
      <style:table-column-properties style:column-width="1.7465in" style:rel-column-width="65535*"/>
    </style:style>
    <style:style style:name="Table171.A1" style:family="table-cell">
      <style:table-cell-properties fo:padding="0.0382in" fo:border="none"/>
    </style:style>
    <style:style style:name="Table172" style:family="table">
      <style:table-properties style:width="2.3194in" table:align="margins"/>
    </style:style>
    <style:style style:name="Table172.A" style:family="table-column">
      <style:table-column-properties style:column-width="2.3194in" style:rel-column-width="65535*"/>
    </style:style>
    <style:style style:name="Table172.A1" style:family="table-cell">
      <style:table-cell-properties fo:padding="0.0382in" fo:border="none"/>
    </style:style>
    <style:style style:name="Table173" style:family="table">
      <style:table-properties style:width="2.425in" table:align="margins"/>
    </style:style>
    <style:style style:name="Table173.A" style:family="table-column">
      <style:table-column-properties style:column-width="2.425in" style:rel-column-width="65535*"/>
    </style:style>
    <style:style style:name="Table173.A1" style:family="table-cell">
      <style:table-cell-properties fo:padding="0.0382in" fo:border="none"/>
    </style:style>
    <style:style style:name="Table174" style:family="table">
      <style:table-properties style:width="1.4854in" table:align="margins"/>
    </style:style>
    <style:style style:name="Table174.A" style:family="table-column">
      <style:table-column-properties style:column-width="0.3125in" style:rel-column-width="13787*"/>
    </style:style>
    <style:style style:name="Table174.B" style:family="table-column">
      <style:table-column-properties style:column-width="1.1729in" style:rel-column-width="51748*"/>
    </style:style>
    <style:style style:name="Table174.A1" style:family="table-cell">
      <style:table-cell-properties fo:padding="0.0382in" fo:border="none"/>
    </style:style>
    <style:style style:name="Table175" style:family="table">
      <style:table-properties style:width="1.7465in" table:align="margins"/>
    </style:style>
    <style:style style:name="Table175.A" style:family="table-column">
      <style:table-column-properties style:column-width="1.7465in" style:rel-column-width="65535*"/>
    </style:style>
    <style:style style:name="Table175.A1" style:family="table-cell">
      <style:table-cell-properties fo:padding="0.0382in" fo:border="none"/>
    </style:style>
    <style:style style:name="Table176" style:family="table">
      <style:table-properties style:width="2.3194in" table:align="margins"/>
    </style:style>
    <style:style style:name="Table176.A" style:family="table-column">
      <style:table-column-properties style:column-width="2.3194in" style:rel-column-width="65535*"/>
    </style:style>
    <style:style style:name="Table176.A1" style:family="table-cell">
      <style:table-cell-properties fo:padding="0.0382in" fo:border="none"/>
    </style:style>
    <style:style style:name="Table177" style:family="table">
      <style:table-properties style:width="2.425in" table:align="margins"/>
    </style:style>
    <style:style style:name="Table177.A" style:family="table-column">
      <style:table-column-properties style:column-width="2.425in" style:rel-column-width="65535*"/>
    </style:style>
    <style:style style:name="Table177.A1" style:family="table-cell">
      <style:table-cell-properties fo:padding="0.0382in" fo:border="none"/>
    </style:style>
    <style:style style:name="Table178" style:family="table">
      <style:table-properties style:width="1.9965in" table:align="margins"/>
    </style:style>
    <style:style style:name="Table178.A" style:family="table-column">
      <style:table-column-properties style:column-width="1.9965in" style:rel-column-width="65535*"/>
    </style:style>
    <style:style style:name="Table178.A1" style:family="table-cell">
      <style:table-cell-properties fo:padding="0.0382in" fo:border="none"/>
    </style:style>
    <style:style style:name="Table179" style:family="table">
      <style:table-properties style:width="1.9958in" table:align="margins"/>
    </style:style>
    <style:style style:name="Table179.A" style:family="table-column">
      <style:table-column-properties style:column-width="1.9958in" style:rel-column-width="65535*"/>
    </style:style>
    <style:style style:name="Table179.A1" style:family="table-cell">
      <style:table-cell-properties fo:padding="0.0382in" fo:border="none"/>
    </style:style>
    <style:style style:name="Table180" style:family="table">
      <style:table-properties style:width="1.4854in" table:align="margins"/>
    </style:style>
    <style:style style:name="Table180.A" style:family="table-column">
      <style:table-column-properties style:column-width="0.3125in" style:rel-column-width="13787*"/>
    </style:style>
    <style:style style:name="Table180.B" style:family="table-column">
      <style:table-column-properties style:column-width="1.1729in" style:rel-column-width="51748*"/>
    </style:style>
    <style:style style:name="Table180.A1" style:family="table-cell">
      <style:table-cell-properties fo:padding="0.0382in" fo:border="none"/>
    </style:style>
    <style:style style:name="Table181" style:family="table">
      <style:table-properties style:width="1.7465in" table:align="margins"/>
    </style:style>
    <style:style style:name="Table181.A" style:family="table-column">
      <style:table-column-properties style:column-width="1.7465in" style:rel-column-width="65535*"/>
    </style:style>
    <style:style style:name="Table181.A1" style:family="table-cell">
      <style:table-cell-properties fo:padding="0.0382in" fo:border="none"/>
    </style:style>
    <style:style style:name="Table182" style:family="table">
      <style:table-properties style:width="2.3194in" table:align="margins"/>
    </style:style>
    <style:style style:name="Table182.A" style:family="table-column">
      <style:table-column-properties style:column-width="2.3194in" style:rel-column-width="65535*"/>
    </style:style>
    <style:style style:name="Table182.A1" style:family="table-cell">
      <style:table-cell-properties fo:padding="0.0382in" fo:border="none"/>
    </style:style>
    <style:style style:name="Table183" style:family="table">
      <style:table-properties style:width="2.425in" table:align="margins"/>
    </style:style>
    <style:style style:name="Table183.A" style:family="table-column">
      <style:table-column-properties style:column-width="2.425in" style:rel-column-width="65535*"/>
    </style:style>
    <style:style style:name="Table183.A1" style:family="table-cell">
      <style:table-cell-properties fo:padding="0.0382in" fo:border="none"/>
    </style:style>
    <style:style style:name="P1" style:family="paragraph" style:parent-style-name="Table_20_Contents">
      <style:text-properties style:font-name="Ubuntu" fo:font-size="8pt" style:font-size-asian="7pt" style:font-size-complex="8pt"/>
    </style:style>
    <style:style style:name="P2" style:family="paragraph" style:parent-style-name="Table_20_Contents">
      <style:text-properties style:font-name="Ubuntu" fo:font-size="8pt" officeooo:rsid="00044a92" officeooo:paragraph-rsid="00044a92" style:font-size-asian="7pt" style:font-size-complex="8pt"/>
    </style:style>
    <style:style style:name="P3" style:family="paragraph" style:parent-style-name="Table_20_Contents">
      <style:text-properties style:font-name="Ubuntu" fo:font-size="8pt" officeooo:rsid="0006320b" officeooo:paragraph-rsid="0006320b" style:font-size-asian="7pt" style:font-size-complex="8pt"/>
    </style:style>
    <style:style style:name="P4" style:family="paragraph" style:parent-style-name="Table_20_Contents">
      <style:text-properties style:font-name="Ubuntu" fo:font-size="8pt" officeooo:rsid="0008b47d" officeooo:paragraph-rsid="0009ca91" style:font-size-asian="7pt" style:font-size-complex="8pt"/>
    </style:style>
    <style:style style:name="P5" style:family="paragraph" style:parent-style-name="Table_20_Contents">
      <style:text-properties style:font-name="Ubuntu" fo:font-size="8pt" officeooo:rsid="0009ca91" officeooo:paragraph-rsid="0009ca91" style:font-size-asian="7pt" style:font-size-complex="8pt"/>
    </style:style>
    <style:style style:name="P6" style:family="paragraph" style:parent-style-name="Table_20_Contents">
      <style:text-properties style:font-name="Ubuntu" fo:font-size="8pt" officeooo:rsid="000c0c2f" officeooo:paragraph-rsid="000c0c2f" style:font-size-asian="7pt" style:font-size-complex="8pt"/>
    </style:style>
    <style:style style:name="P7" style:family="paragraph" style:parent-style-name="Table_20_Contents">
      <style:text-properties style:font-name="Ubuntu" fo:font-size="8pt" officeooo:rsid="000c5abf" officeooo:paragraph-rsid="000c5abf" style:font-size-asian="7pt" style:font-size-complex="8pt"/>
    </style:style>
    <style:style style:name="P8" style:family="paragraph" style:parent-style-name="Table_20_Contents">
      <style:text-properties style:font-name="Ubuntu" fo:font-size="8pt" officeooo:rsid="000e0094" officeooo:paragraph-rsid="000e0094" style:font-size-asian="7pt" style:font-size-complex="8pt"/>
    </style:style>
    <style:style style:name="P9" style:family="paragraph" style:parent-style-name="Table_20_Contents">
      <style:text-properties style:font-name="Ubuntu" fo:font-size="8pt" officeooo:rsid="00044a92" officeooo:paragraph-rsid="00044a92" style:font-size-asian="8pt" style:font-size-complex="8pt"/>
    </style:style>
    <style:style style:name="P10"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1" style:family="paragraph" style:parent-style-name="Table_20_Contents">
      <style:paragraph-properties fo:text-align="start" style:justify-single-word="false"/>
      <style:text-properties style:font-name="Ubuntu" fo:font-size="8pt" officeooo:rsid="00019510" officeooo:paragraph-rsid="0007c231" style:font-size-asian="8pt" style:font-size-complex="8pt"/>
    </style:style>
    <style:style style:name="P12"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13" style:family="paragraph" style:parent-style-name="Table_20_Contents">
      <style:paragraph-properties fo:text-align="end" style:justify-single-word="false"/>
      <style:text-properties style:font-name="Ubuntu" fo:font-size="8pt" officeooo:rsid="0006a131" officeooo:paragraph-rsid="0006a131" style:font-size-asian="8pt" style:font-size-complex="8pt"/>
    </style:style>
    <style:style style:name="P14" style:family="paragraph" style:parent-style-name="Table_20_Contents">
      <style:paragraph-properties fo:text-align="center" style:justify-single-word="false"/>
      <style:text-properties style:font-name="Ubuntu" fo:font-size="8pt" fo:font-style="normal" officeooo:rsid="00044a92" officeooo:paragraph-rsid="00044a92" style:font-size-asian="7pt" style:font-style-asian="normal" style:font-size-complex="8pt" style:font-style-complex="normal"/>
    </style:style>
    <style:style style:name="P15" style:family="paragraph" style:parent-style-name="Table_20_Contents">
      <style:text-properties style:font-name="Ubuntu" fo:font-size="8pt" fo:language="id" fo:country="ID" officeooo:rsid="00044a92" officeooo:paragraph-rsid="00044a92" style:font-size-asian="8pt" style:font-name-complex="Tahoma" style:font-size-complex="8pt"/>
    </style:style>
    <style:style style:name="P16" style:family="paragraph" style:parent-style-name="Table_20_Contents">
      <style:text-properties style:font-name="Ubuntu" fo:font-size="8pt" fo:language="id" fo:country="ID" officeooo:rsid="00044a92" officeooo:paragraph-rsid="00044a92" style:font-size-asian="8pt" style:font-name-complex="Tahoma" style:font-size-complex="8pt" style:font-weight-complex="bold"/>
    </style:style>
    <style:style style:name="P17"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style>
    <style:style style:name="P18"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font-weight-complex="bold"/>
    </style:style>
    <style:style style:name="P19" style:family="paragraph" style:parent-style-name="Standard">
      <style:text-properties style:font-name="Ubuntu" fo:font-size="8pt" officeooo:rsid="00044a92" officeooo:paragraph-rsid="00044a92" style:font-size-asian="7pt" style:font-size-complex="8pt"/>
    </style:style>
    <style:style style:name="P20" style:family="paragraph" style:parent-style-name="Standard">
      <style:paragraph-properties fo:text-align="center" style:justify-single-word="false"/>
      <style:text-properties style:font-name="Ubuntu" fo:font-size="8pt" fo:font-weight="bold" officeooo:rsid="00044a92" officeooo:paragraph-rsid="00044a92" style:font-size-asian="7pt" style:font-weight-asian="bold" style:font-size-complex="8pt" style:font-weight-complex="bold"/>
    </style:style>
    <style:style style:name="P21" style:family="paragraph" style:parent-style-name="Standard">
      <style:paragraph-properties fo:text-align="center" style:justify-single-word="false"/>
      <style:text-properties style:font-name="Ubuntu" fo:font-size="8pt" fo:font-weight="normal" officeooo:rsid="00044a92" officeooo:paragraph-rsid="00044a92" style:font-size-asian="7pt" style:font-weight-asian="normal" style:font-size-complex="8pt" style:font-weight-complex="normal"/>
    </style:style>
    <style:style style:name="P22" style:family="paragraph" style:parent-style-name="Standard">
      <style:text-properties style:font-name="Ubuntu" fo:font-size="8pt" fo:language="id" fo:country="ID" officeooo:rsid="00044a92" officeooo:paragraph-rsid="00044a92" style:font-size-asian="8pt" style:font-name-complex="Tahoma" style:font-size-complex="8pt" style:font-weight-complex="bold"/>
    </style:style>
    <style:style style:name="P23" style:family="paragraph" style:parent-style-name="Default">
      <style:text-properties style:font-name="Ubuntu" fo:font-size="8pt" style:font-size-asian="8pt" style:font-size-complex="8pt"/>
    </style:style>
    <style:style style:name="P24" style:family="paragraph" style:parent-style-name="List_20_Paragraph">
      <style:paragraph-properties fo:margin-left="0in" fo:margin-right="0in" fo:margin-top="0.0835in" fo:margin-bottom="0in" loext:contextual-spacing="false" fo:line-height="100%" fo:orphans="0" fo:widows="0" fo:text-indent="0in" style:auto-text-indent="false"/>
      <style:text-properties style:font-name="Ubuntu" fo:font-size="8pt" fo:language="id" fo:country="ID" officeooo:paragraph-rsid="00044a92" style:font-size-asian="8pt" style:font-name-complex="Tahoma" style:font-size-complex="8pt" style:font-weight-complex="bold"/>
    </style:style>
    <style:style style:name="T1"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style:font-name="Arial" fo:letter-spacing="normal" fo:font-style="normal" fo:text-shadow="none" style:text-underline-style="none" fo:font-weight="normal" officeooo:rsid="0009ca91" style:letter-kerning="true" style:font-style-asian="normal" style:font-weight-asian="normal" style:text-emphasize="none"/>
    </style:style>
    <style:style style:name="T3" style:family="text">
      <style:text-properties officeooo:rsid="000a3d43"/>
    </style:style>
    <style:style style:name="T4" style:family="text">
      <style:text-properties officeooo:rsid="000dac86"/>
    </style:style>
    <style:style style:name="T5" style:family="text">
      <style:text-properties officeooo:rsid="00145deb"/>
    </style:style>
    <style:style style:name="T6" style:family="text">
      <style:text-properties officeooo:rsid="00126a03"/>
    </style:style>
    <style:style style:name="T7" style:family="text">
      <style:text-properties officeooo:rsid="00136802"/>
    </style:style>
    <style:style style:name="T8" style:family="text">
      <style:text-properties officeooo:rsid="0014e5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ENJABARAN KI-KD DALAM IPK, TUJUAN, DAN MATERI PEMBELAJARAN</text:p>
      <text:p text:style-name="P21">Mata Pelajaran <text:span text:style-name="T8">Arsitektur Sistem Jaringan</text:span></text:p>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9">.</text:p>
            <table:table table:name="Table2" table:style-name="Table2">
              <table:table-column table:style-name="Table2.A"/>
              <table:table-column table:style-name="Table2.B"/>
              <table:table-row>
                <table:table-cell table:style-name="Table2.A1" office:value-type="string">
                  <text:p text:style-name="P9">3.</text:p>
                </table:table-cell>
                <table:table-cell table:style-name="Table2.A1" office:value-type="string">
                  <text:p text:style-name="P15">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 dan internasional.</text:p>
                </table:table-cell>
              </table:table-row>
            </table:table>
            <text:p text:style-name="P17"/>
          </table:table-cell>
          <table:covered-table-cell/>
          <table:covered-table-cell/>
          <table:covered-table-cell/>
          <table:covered-table-cell/>
          <table:covered-table-cell/>
        </table:table-row>
        <table:table-row>
          <table:table-cell table:style-name="Table1.A2" table:number-columns-spanned="6" office:value-type="string">
            <text:p text:style-name="P9">.</text:p>
            <table:table table:name="Table3" table:style-name="Table3">
              <table:table-column table:style-name="Table3.A"/>
              <table:table-column table:style-name="Table3.B"/>
              <table:table-row>
                <table:table-cell table:style-name="Table3.A1" office:value-type="string">
                  <text:p text:style-name="P9">4.</text:p>
                </table:table-cell>
                <table:table-cell table:style-name="Table3.A1" office:value-type="string">
                  <text:p text:style-name="P22">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24">M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16"/>
                  <text:p text:style-name="P16">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18"/>
          </table:table-cell>
          <table:covered-table-cell/>
          <table:covered-table-cell/>
          <table:covered-table-cell/>
          <table:covered-table-cell/>
          <table:covered-table-cell/>
        </table:table-row>
        <table:table-row>
          <table:table-cell table:style-name="Table1.A3" office:value-type="string">
            <text:p text:style-name="P14">Kompetensi Dasar</text:p>
          </table:table-cell>
          <table:table-cell table:style-name="Table1.A3" office:value-type="string">
            <text:p text:style-name="P14">IPK</text:p>
          </table:table-cell>
          <table:table-cell table:style-name="Table1.A3" office:value-type="string">
            <text:p text:style-name="P14">Tujuan Pembelajaran</text:p>
          </table:table-cell>
          <table:table-cell table:style-name="Table1.A3" office:value-type="string">
            <text:p text:style-name="P14">Materi Pembelajaran</text:p>
          </table:table-cell>
          <table:table-cell table:style-name="Table1.A3" office:value-type="string">
            <text:p text:style-name="P14">Integrasi Muatan lokal terhadap Mater<text:span text:style-name="T4">i</text:span> Pembelajaran</text:p>
          </table:table-cell>
          <table:table-cell table:style-name="Table1.A2" office:value-type="string">
            <text:p text:style-name="P14">Integrasi Mapel pada Ekskul</text:p>
          </table:table-cell>
        </table:table-row>
        <table:table-row>
          <table:table-cell table:style-name="Table1.A3" office:value-type="string">
            <table:table table:name="Table4" table:style-name="Table4">
              <table:table-column table:style-name="Table4.A"/>
              <table:table-column table:style-name="Table4.B"/>
              <table:table-row>
                <table:table-cell table:style-name="Table4.A1" office:value-type="string">
                  <text:p text:style-name="P3">3.1</text:p>
                </table:table-cell>
                <table:table-cell table:style-name="Table4.A1" office:value-type="string">
                  <text:p text:style-name="P10">Memahami Ragam Aplikasi Komunikasi Data</text:p>
                </table:table-cell>
              </table:table-row>
            </table:table>
            <text:p text:style-name="P2"/>
          </table:table-cell>
          <table:table-cell table:style-name="Table1.A3" office:value-type="string">
            <table:table table:name="Table5" table:style-name="Table5">
              <table:table-column table:style-name="Table5.A"/>
              <table:table-row>
                <table:table-cell table:style-name="Table5.A1" office:value-type="string">
                  <text:p text:style-name="P5">Memahami</text:p>
                </table:table-cell>
              </table:table-row>
              <table:table-row>
                <table:table-cell table:style-name="Table5.A1" office:value-type="string">
                  <text:p text:style-name="P5">Menerapkan</text:p>
                </table:table-cell>
              </table:table-row>
              <table:table-row>
                <table:table-cell table:style-name="Table5.A1" office:value-type="string">
                  <text:p text:style-name="P5">Menganalisis</text:p>
                </table:table-cell>
              </table:table-row>
              <table:table-row>
                <table:table-cell table:style-name="Table5.A1" office:value-type="string">
                  <text:p text:style-name="P5">Mengevaluasi</text:p>
                </table:table-cell>
              </table:table-row>
            </table:table>
            <text:p text:style-name="P2"/>
          </table:table-cell>
          <table:table-cell table:style-name="Table1.A3" office:value-type="string">
            <table:table table:name="Table6" table:style-name="Table6">
              <table:table-column table:style-name="Table6.A"/>
              <table:table-row>
                <table:table-cell table:style-name="Table6.A1" office:value-type="string">
                  <text:p text:style-name="P4">Melalui diskusi, dan menggali informasi, peserta didik dapat memahami, hingga mengevaluai <text:span text:style-name="T3">ragam komunikasi data</text:span></text:p>
                </table:table-cell>
              </table:table-row>
            </table:table>
            <text:p text:style-name="P2"/>
          </table:table-cell>
          <table:table-cell table:style-name="Table1.A3" office:value-type="string">
            <table:table table:name="Table7" table:style-name="Table7">
              <table:table-column table:style-name="Table7.A"/>
              <table:table-row>
                <table:table-cell table:style-name="Table7.A1" office:value-type="string">
                  <text:p text:style-name="P6">Pengertian Komunikasi Data</text:p>
                </table:table-cell>
              </table:table-row>
              <table:table-row>
                <table:table-cell table:style-name="Table7.A1" office:value-type="string">
                  <text:p text:style-name="P6">Komunikasi Data</text:p>
                </table:table-cell>
              </table:table-row>
              <table:table-row>
                <table:table-cell table:style-name="Table7.A1" office:value-type="string">
                  <text:p text:style-name="P6">Klasifikasi Komunikasi</text:p>
                </table:table-cell>
              </table:table-row>
              <table:table-row>
                <table:table-cell table:style-name="Table7.A1" office:value-type="string">
                  <text:p text:style-name="P6">Ragam Aplikasi Komunikasi Data</text:p>
                </table:table-cell>
              </table:table-row>
            </table:table>
            <text:p text:style-name="P2"/>
          </table:table-cell>
          <table:table-cell table:style-name="Table1.A3" table:number-rows-spanned="2" office:value-type="string">
            <table:table table:name="Table8" table:style-name="Table8">
              <table:table-column table:style-name="Table8.A"/>
              <table:table-row>
                <table:table-cell table:style-name="Table8.A1" office:value-type="string">
                  <text:p text:style-name="P8">Menggunakan Aplikasi Komunikasi <text:s/>pada bidang usaha komputer jaringan yang ada di area colomadu</text:p>
                </table:table-cell>
              </table:table-row>
            </table:table>
            <text:p text:style-name="P2"/>
          </table:table-cell>
          <table:table-cell table:style-name="Table1.A2" table:number-rows-spanned="2" office:value-type="string">
            <table:table table:name="Table9" table:style-name="Table9">
              <table:table-column table:style-name="Table9.A"/>
              <table:table-row table:style-name="Table9.1">
                <table:table-cell table:style-name="Table9.A1" office:value-type="string">
                  <text:p text:style-name="P8">Menggunakan Kompetensi Menyajikan Karakteristik rakam aplikasi komunikasi data untuk keperluan organisasi (chatting, email, voice note, teleconfrence</text:p>
                </table:table-cell>
              </table:table-row>
            </table:table>
            <text:p text:style-name="P2"/>
          </table:table-cell>
        </table:table-row>
        <table:table-row table:style-name="Table1.5">
          <table:table-cell table:style-name="Table1.A3" office:value-type="string">
            <table:table table:name="Table10" table:style-name="Table10">
              <table:table-column table:style-name="Table10.A"/>
              <table:table-column table:style-name="Table10.B"/>
              <table:table-row>
                <table:table-cell table:style-name="Table10.A1" office:value-type="string">
                  <text:p text:style-name="P3">4.1</text:p>
                </table:table-cell>
                <table:table-cell table:style-name="Table10.A1" office:value-type="string">
                  <text:p text:style-name="P11">Menyajikan Karakteristik ragam aplikasi komunikasi data</text:p>
                </table:table-cell>
              </table:table-row>
            </table:table>
            <text:p text:style-name="P2"/>
          </table:table-cell>
          <table:table-cell table:style-name="Table1.A3" office:value-type="string">
            <table:table table:name="Table11" table:style-name="Table11">
              <table:table-column table:style-name="Table11.A"/>
              <table:table-row>
                <table:table-cell table:style-name="Table11.A1" office:value-type="string">
                  <text:p text:style-name="P5">Mengamati</text:p>
                </table:table-cell>
              </table:table-row>
              <table:table-row>
                <table:table-cell table:style-name="Table11.A1" office:value-type="string">
                  <text:p text:style-name="P5">Mempertanyakan</text:p>
                </table:table-cell>
              </table:table-row>
              <table:table-row>
                <table:table-cell table:style-name="Table11.A1" office:value-type="string">
                  <text:p text:style-name="P5">Mencoba</text:p>
                </table:table-cell>
              </table:table-row>
              <table:table-row>
                <table:table-cell table:style-name="Table11.A1" office:value-type="string">
                  <text:p text:style-name="P5">Menalar</text:p>
                </table:table-cell>
              </table:table-row>
              <table:table-row>
                <table:table-cell table:style-name="Table11.A1" office:value-type="string">
                  <text:p text:style-name="P5">Menyajikan</text:p>
                </table:table-cell>
              </table:table-row>
            </table:table>
            <text:p text:style-name="P2"/>
          </table:table-cell>
          <table:table-cell table:style-name="Table1.A3" office:value-type="string">
            <table:table table:name="Table12" table:style-name="Table12">
              <table:table-column table:style-name="Table12.A"/>
              <table:table-row>
                <table:table-cell table:style-name="Table12.A1" office:value-type="string">
                  <text:p text:style-name="P23"><text:span text:style-name="T1">Disediakan peralatan komunikasi dan jaringan internet, peserta didik akan dapat </text:span><text:span text:style-name="T2">mengamati, mempertanyakan, mencoba, menalar, dan menyajikan</text:span><text:span text:style-name="T1"> berdasarkan contoh dengan percaya diri</text:span></text:p>
                </table:table-cell>
              </table:table-row>
            </table:table>
            <text:p text:style-name="P2"/>
          </table:table-cell>
          <table:table-cell table:style-name="Table1.A3" office:value-type="string">
            <table:table table:name="Table13" table:style-name="Table13">
              <table:table-column table:style-name="Table13.A"/>
              <table:table-row>
                <table:table-cell table:style-name="Table13.A1" office:value-type="string">
                  <text:p text:style-name="P7">Mengamati Video Demonstrasi</text:p>
                </table:table-cell>
              </table:table-row>
              <table:table-row>
                <table:table-cell table:style-name="Table13.A1" office:value-type="string">
                  <text:p text:style-name="P7">Mencoba mengikuti</text:p>
                </table:table-cell>
              </table:table-row>
              <table:table-row>
                <table:table-cell table:style-name="Table13.A1" office:value-type="string">
                  <text:p text:style-name="P7">Mengerjakan Jobsheet</text:p>
                </table:table-cell>
              </table:table-row>
              <table:table-row>
                <table:table-cell table:style-name="Table13.A1" office:value-type="string">
                  <text:p text:style-name="P7">Presentasi Unjuk Kerja</text:p>
                </table:table-cell>
              </table:table-row>
            </table:table>
            <text:p text:style-name="P2"/>
          </table:table-cell>
          <table:covered-table-cell/>
          <table:covered-table-cell/>
        </table:table-row>
        <table:table-row table:style-name="Table1.5">
          <table:table-cell table:style-name="Table1.A3" office:value-type="string">
            <table:table table:name="Table14" table:style-name="Table14">
              <table:table-column table:style-name="Table14.A"/>
              <table:table-column table:style-name="Table14.B"/>
              <table:table-row>
                <table:table-cell table:style-name="Table14.A1" office:value-type="string">
                  <text:p text:style-name="P12">3.2</text:p>
                </table:table-cell>
                <table:table-cell table:style-name="Table14.A1" office:value-type="string">
                  <text:p text:style-name="P12">Menganalisis <text:span text:style-name="T5">berbagai standar komunikasi data</text:span></text:p>
                </table:table-cell>
              </table:table-row>
            </table:table>
            <text:p text:style-name="P2"/>
          </table:table-cell>
          <table:table-cell table:style-name="Table1.A3" office:value-type="string">
            <table:table table:name="Table15" table:style-name="Table15">
              <table:table-column table:style-name="Table15.A"/>
              <table:table-row>
                <table:table-cell table:style-name="Table15.A1" office:value-type="string">
                  <text:p text:style-name="P1"/>
                </table:table-cell>
              </table:table-row>
            </table:table>
            <text:p text:style-name="P2"/>
          </table:table-cell>
          <table:table-cell table:style-name="Table1.A3" office:value-type="string">
            <table:table table:name="Table16" table:style-name="Table16">
              <table:table-column table:style-name="Table16.A"/>
              <table:table-row>
                <table:table-cell table:style-name="Table16.A1" office:value-type="string">
                  <text:p text:style-name="P1"/>
                </table:table-cell>
              </table:table-row>
            </table:table>
            <text:p text:style-name="P2"/>
          </table:table-cell>
          <table:table-cell table:style-name="Table1.A3" office:value-type="string">
            <table:table table:name="Table17" table:style-name="Table17">
              <table:table-column table:style-name="Table17.A"/>
              <table:table-row>
                <table:table-cell table:style-name="Table17.A1" office:value-type="string">
                  <text:p text:style-name="P1"><text:s text:c="71"/></text:p>
                </table:table-cell>
              </table:table-row>
            </table:table>
            <text:p text:style-name="P2"/>
          </table:table-cell>
          <table:table-cell table:style-name="Table1.A3" table:number-rows-spanned="2" office:value-type="string">
            <table:table table:name="Table18" table:style-name="Table18">
              <table:table-column table:style-name="Table18.A"/>
              <table:table-row>
                <table:table-cell table:style-name="Table18.A1" office:value-type="string">
                  <text:p text:style-name="P1"/>
                </table:table-cell>
              </table:table-row>
            </table:table>
            <text:p text:style-name="P2"/>
          </table:table-cell>
          <table:table-cell table:style-name="Table1.A2" table:number-rows-spanned="2" office:value-type="string">
            <table:table table:name="Table19" table:style-name="Table19">
              <table:table-column table:style-name="Table19.A"/>
              <table:table-row>
                <table:table-cell table:style-name="Table19.A1" office:value-type="string">
                  <text:p text:style-name="P1"/>
                </table:table-cell>
              </table:table-row>
            </table:table>
            <text:p text:style-name="P2"/>
          </table:table-cell>
        </table:table-row>
        <table:table-row table:style-name="Table1.5">
          <table:table-cell table:style-name="Table1.A3" office:value-type="string">
            <table:table table:name="Table20" table:style-name="Table20">
              <table:table-column table:style-name="Table20.A"/>
              <table:table-column table:style-name="Table20.B"/>
              <table:table-row>
                <table:table-cell table:style-name="Table20.A1" office:value-type="string">
                  <text:p text:style-name="P12">4.2</text:p>
                </table:table-cell>
                <table:table-cell table:style-name="Table20.A1" office:value-type="string">
                  <text:p text:style-name="P12">Menyajikan <text:span text:style-name="T5">berbagai standar komunikasi data</text:span></text:p>
                </table:table-cell>
              </table:table-row>
            </table:table>
            <text:p text:style-name="P2"/>
          </table:table-cell>
          <table:table-cell table:style-name="Table1.A3" office:value-type="string">
            <table:table table:name="Table21" table:style-name="Table21">
              <table:table-column table:style-name="Table21.A"/>
              <table:table-row>
                <table:table-cell table:style-name="Table21.A1" office:value-type="string">
                  <text:p text:style-name="P1"/>
                </table:table-cell>
              </table:table-row>
            </table:table>
            <text:p text:style-name="P2"/>
          </table:table-cell>
          <table:table-cell table:style-name="Table1.A3" office:value-type="string">
            <table:table table:name="Table22" table:style-name="Table22">
              <table:table-column table:style-name="Table22.A"/>
              <table:table-row>
                <table:table-cell table:style-name="Table22.A1" office:value-type="string">
                  <text:p text:style-name="P1"/>
                </table:table-cell>
              </table:table-row>
            </table:table>
            <text:p text:style-name="P2"/>
          </table:table-cell>
          <table:table-cell table:style-name="Table1.A3" office:value-type="string">
            <table:table table:name="Table24" table:style-name="Table24">
              <table:table-column table:style-name="Table24.A"/>
              <table:table-row>
                <table:table-cell table:style-name="Table24.A1" office:value-type="string">
                  <text:p text:style-name="P1"/>
                </table:table-cell>
              </table:table-row>
            </table:table>
            <text:p text:style-name="P2"/>
          </table:table-cell>
          <table:covered-table-cell/>
          <table:covered-table-cell/>
        </table:table-row>
        <table:table-row table:style-name="Table1.5">
          <table:table-cell table:style-name="Table1.A3" office:value-type="string">
            <table:table table:name="Table23" table:style-name="Table23">
              <table:table-column table:style-name="Table23.A"/>
              <table:table-column table:style-name="Table23.B"/>
              <table:table-row>
                <table:table-cell table:style-name="Table23.A1" office:value-type="string">
                  <text:p text:style-name="P12">3.<text:span text:style-name="T6">3</text:span></text:p>
                </table:table-cell>
                <table:table-cell table:style-name="Table23.A1" office:value-type="string">
                  <text:p text:style-name="P12"/>
                </table:table-cell>
              </table:table-row>
            </table:table>
            <text:p text:style-name="P2"/>
          </table:table-cell>
          <table:table-cell table:style-name="Table1.A3" office:value-type="string">
            <table:table table:name="Table25" table:style-name="Table25">
              <table:table-column table:style-name="Table25.A"/>
              <table:table-row>
                <table:table-cell table:style-name="Table25.A1" office:value-type="string">
                  <text:p text:style-name="P1"/>
                </table:table-cell>
              </table:table-row>
            </table:table>
            <text:p text:style-name="P2"/>
          </table:table-cell>
          <table:table-cell table:style-name="Table1.A3" office:value-type="string">
            <table:table table:name="Table26" table:style-name="Table26">
              <table:table-column table:style-name="Table26.A"/>
              <table:table-row>
                <table:table-cell table:style-name="Table26.A1" office:value-type="string">
                  <text:p text:style-name="P1"/>
                </table:table-cell>
              </table:table-row>
            </table:table>
            <text:p text:style-name="P2"/>
          </table:table-cell>
          <table:table-cell table:style-name="Table1.A3" office:value-type="string">
            <table:table table:name="Table27" table:style-name="Table27">
              <table:table-column table:style-name="Table27.A"/>
              <table:table-row>
                <table:table-cell table:style-name="Table27.A1" office:value-type="string">
                  <text:p text:style-name="P1"><text:s text:c="71"/></text:p>
                </table:table-cell>
              </table:table-row>
            </table:table>
            <text:p text:style-name="P2"/>
          </table:table-cell>
          <table:table-cell table:style-name="Table1.A3" office:value-type="string">
            <table:table table:name="Table28" table:style-name="Table28">
              <table:table-column table:style-name="Table28.A"/>
              <table:table-row>
                <table:table-cell table:style-name="Table28.A1" office:value-type="string">
                  <text:p text:style-name="P1"/>
                </table:table-cell>
              </table:table-row>
            </table:table>
            <text:p text:style-name="P2"/>
          </table:table-cell>
          <table:table-cell table:style-name="Table1.A2" office:value-type="string">
            <table:table table:name="Table29" table:style-name="Table29">
              <table:table-column table:style-name="Table29.A"/>
              <table:table-row>
                <table:table-cell table:style-name="Table29.A1" office:value-type="string">
                  <text:p text:style-name="P1"/>
                </table:table-cell>
              </table:table-row>
            </table:table>
            <text:p text:style-name="P2"/>
          </table:table-cell>
        </table:table-row>
        <table:table-row table:style-name="Table1.5">
          <table:table-cell table:style-name="Table1.A3" office:value-type="string">
            <table:table table:name="Table30" table:style-name="Table30">
              <table:table-column table:style-name="Table30.A"/>
              <table:table-column table:style-name="Table30.B"/>
              <table:table-row>
                <table:table-cell table:style-name="Table30.A1" office:value-type="string">
                  <text:p text:style-name="P12">4.<text:span text:style-name="T6">3</text:span></text:p>
                </table:table-cell>
                <table:table-cell table:style-name="Table30.A1" office:value-type="string">
                  <text:p text:style-name="P12"/>
                </table:table-cell>
              </table:table-row>
            </table:table>
            <text:p text:style-name="P2"/>
          </table:table-cell>
          <table:table-cell table:style-name="Table1.A3" office:value-type="string">
            <table:table table:name="Table31" table:style-name="Table31">
              <table:table-column table:style-name="Table31.A"/>
              <table:table-row>
                <table:table-cell table:style-name="Table31.A1" office:value-type="string">
                  <text:p text:style-name="P1"/>
                </table:table-cell>
              </table:table-row>
            </table:table>
            <text:p text:style-name="P2"/>
          </table:table-cell>
          <table:table-cell table:style-name="Table1.A3" office:value-type="string">
            <table:table table:name="Table32" table:style-name="Table32">
              <table:table-column table:style-name="Table32.A"/>
              <table:table-row>
                <table:table-cell table:style-name="Table32.A1" office:value-type="string">
                  <text:p text:style-name="P1"/>
                </table:table-cell>
              </table:table-row>
            </table:table>
            <text:p text:style-name="P2"/>
          </table:table-cell>
          <table:table-cell table:style-name="Table1.A3" office:value-type="string">
            <table:table table:name="Table33" table:style-name="Table33">
              <table:table-column table:style-name="Table33.A"/>
              <table:table-row>
                <table:table-cell table:style-name="Table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34" table:style-name="Table34">
              <table:table-column table:style-name="Table34.A"/>
              <table:table-column table:style-name="Table34.B"/>
              <table:table-row>
                <table:table-cell table:style-name="Table34.A1" office:value-type="string">
                  <text:p text:style-name="P12">3.<text:span text:style-name="T6">4</text:span></text:p>
                </table:table-cell>
                <table:table-cell table:style-name="Table34.A1" office:value-type="string">
                  <text:p text:style-name="P12"/>
                </table:table-cell>
              </table:table-row>
            </table:table>
            <text:p text:style-name="P2"/>
          </table:table-cell>
          <table:table-cell table:style-name="Table1.A3" office:value-type="string">
            <table:table table:name="Table35" table:style-name="Table35">
              <table:table-column table:style-name="Table35.A"/>
              <table:table-row>
                <table:table-cell table:style-name="Table35.A1" office:value-type="string">
                  <text:p text:style-name="P1"/>
                </table:table-cell>
              </table:table-row>
            </table:table>
            <text:p text:style-name="P2"/>
          </table:table-cell>
          <table:table-cell table:style-name="Table1.A3" office:value-type="string">
            <table:table table:name="Table36" table:style-name="Table36">
              <table:table-column table:style-name="Table36.A"/>
              <table:table-row>
                <table:table-cell table:style-name="Table36.A1" office:value-type="string">
                  <text:p text:style-name="P1"/>
                </table:table-cell>
              </table:table-row>
            </table:table>
            <text:p text:style-name="P2"/>
          </table:table-cell>
          <table:table-cell table:style-name="Table1.A3" office:value-type="string">
            <table:table table:name="Table37" table:style-name="Table37">
              <table:table-column table:style-name="Table37.A"/>
              <table:table-row>
                <table:table-cell table:style-name="Table37.A1" office:value-type="string">
                  <text:p text:style-name="P1"><text:s text:c="71"/></text:p>
                </table:table-cell>
              </table:table-row>
            </table:table>
            <text:p text:style-name="P2"/>
          </table:table-cell>
          <table:table-cell table:style-name="Table1.A3" office:value-type="string">
            <table:table table:name="Table38" table:style-name="Table38">
              <table:table-column table:style-name="Table38.A"/>
              <table:table-row>
                <table:table-cell table:style-name="Table38.A1" office:value-type="string">
                  <text:p text:style-name="P1"/>
                </table:table-cell>
              </table:table-row>
            </table:table>
            <text:p text:style-name="P2"/>
          </table:table-cell>
          <table:table-cell table:style-name="Table1.A2" office:value-type="string">
            <table:table table:name="Table39" table:style-name="Table39">
              <table:table-column table:style-name="Table39.A"/>
              <table:table-row>
                <table:table-cell table:style-name="Table39.A1" office:value-type="string">
                  <text:p text:style-name="P1"/>
                </table:table-cell>
              </table:table-row>
            </table:table>
            <text:p text:style-name="P2"/>
          </table:table-cell>
        </table:table-row>
        <text:soft-page-break/>
        <table:table-row table:style-name="Table1.5">
          <table:table-cell table:style-name="Table1.A3" office:value-type="string">
            <table:table table:name="Table40" table:style-name="Table40">
              <table:table-column table:style-name="Table40.A"/>
              <table:table-column table:style-name="Table40.B"/>
              <table:table-row>
                <table:table-cell table:style-name="Table40.A1" office:value-type="string">
                  <text:p text:style-name="P12">4.<text:span text:style-name="T6">4</text:span></text:p>
                </table:table-cell>
                <table:table-cell table:style-name="Table40.A1" office:value-type="string">
                  <text:p text:style-name="P12"/>
                </table:table-cell>
              </table:table-row>
            </table:table>
            <text:p text:style-name="P2"/>
          </table:table-cell>
          <table:table-cell table:style-name="Table1.A3" office:value-type="string">
            <table:table table:name="Table41" table:style-name="Table41">
              <table:table-column table:style-name="Table41.A"/>
              <table:table-row>
                <table:table-cell table:style-name="Table41.A1" office:value-type="string">
                  <text:p text:style-name="P1"/>
                </table:table-cell>
              </table:table-row>
            </table:table>
            <text:p text:style-name="P2"/>
          </table:table-cell>
          <table:table-cell table:style-name="Table1.A3" office:value-type="string">
            <table:table table:name="Table42" table:style-name="Table42">
              <table:table-column table:style-name="Table42.A"/>
              <table:table-row>
                <table:table-cell table:style-name="Table42.A1" office:value-type="string">
                  <text:p text:style-name="P1"/>
                </table:table-cell>
              </table:table-row>
            </table:table>
            <text:p text:style-name="P2"/>
          </table:table-cell>
          <table:table-cell table:style-name="Table1.A3" office:value-type="string">
            <table:table table:name="Table43" table:style-name="Table43">
              <table:table-column table:style-name="Table43.A"/>
              <table:table-row>
                <table:table-cell table:style-name="Table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44" table:style-name="Table44">
              <table:table-column table:style-name="Table44.A"/>
              <table:table-column table:style-name="Table44.B"/>
              <table:table-row>
                <table:table-cell table:style-name="Table44.A1" office:value-type="string">
                  <text:p text:style-name="P12">3.<text:span text:style-name="T6">5</text:span></text:p>
                </table:table-cell>
                <table:table-cell table:style-name="Table44.A1" office:value-type="string">
                  <text:p text:style-name="P12"/>
                </table:table-cell>
              </table:table-row>
            </table:table>
            <text:p text:style-name="P2"/>
          </table:table-cell>
          <table:table-cell table:style-name="Table1.A3" office:value-type="string">
            <table:table table:name="Table45" table:style-name="Table45">
              <table:table-column table:style-name="Table45.A"/>
              <table:table-row>
                <table:table-cell table:style-name="Table45.A1" office:value-type="string">
                  <text:p text:style-name="P1"/>
                </table:table-cell>
              </table:table-row>
            </table:table>
            <text:p text:style-name="P2"/>
          </table:table-cell>
          <table:table-cell table:style-name="Table1.A3" office:value-type="string">
            <table:table table:name="Table46" table:style-name="Table46">
              <table:table-column table:style-name="Table46.A"/>
              <table:table-row>
                <table:table-cell table:style-name="Table46.A1" office:value-type="string">
                  <text:p text:style-name="P1"/>
                </table:table-cell>
              </table:table-row>
            </table:table>
            <text:p text:style-name="P2"/>
          </table:table-cell>
          <table:table-cell table:style-name="Table1.A3" office:value-type="string">
            <table:table table:name="Table47" table:style-name="Table47">
              <table:table-column table:style-name="Table47.A"/>
              <table:table-row>
                <table:table-cell table:style-name="Table47.A1" office:value-type="string">
                  <text:p text:style-name="P1"><text:s text:c="71"/></text:p>
                </table:table-cell>
              </table:table-row>
            </table:table>
            <text:p text:style-name="P2"/>
          </table:table-cell>
          <table:table-cell table:style-name="Table1.A3" office:value-type="string">
            <table:table table:name="Table48" table:style-name="Table48">
              <table:table-column table:style-name="Table48.A"/>
              <table:table-row>
                <table:table-cell table:style-name="Table48.A1" office:value-type="string">
                  <text:p text:style-name="P1"/>
                </table:table-cell>
              </table:table-row>
            </table:table>
            <text:p text:style-name="P2"/>
          </table:table-cell>
          <table:table-cell table:style-name="Table1.A2" office:value-type="string">
            <table:table table:name="Table49" table:style-name="Table49">
              <table:table-column table:style-name="Table49.A"/>
              <table:table-row>
                <table:table-cell table:style-name="Table49.A1" office:value-type="string">
                  <text:p text:style-name="P1"/>
                </table:table-cell>
              </table:table-row>
            </table:table>
            <text:p text:style-name="P2"/>
          </table:table-cell>
        </table:table-row>
        <table:table-row table:style-name="Table1.5">
          <table:table-cell table:style-name="Table1.A3" office:value-type="string">
            <table:table table:name="Table50" table:style-name="Table50">
              <table:table-column table:style-name="Table50.A"/>
              <table:table-column table:style-name="Table50.B"/>
              <table:table-row>
                <table:table-cell table:style-name="Table50.A1" office:value-type="string">
                  <text:p text:style-name="P12">4.<text:span text:style-name="T6">5</text:span></text:p>
                </table:table-cell>
                <table:table-cell table:style-name="Table50.A1" office:value-type="string">
                  <text:p text:style-name="P12"/>
                </table:table-cell>
              </table:table-row>
            </table:table>
            <text:p text:style-name="P2"/>
          </table:table-cell>
          <table:table-cell table:style-name="Table1.A3" office:value-type="string">
            <table:table table:name="Table51" table:style-name="Table51">
              <table:table-column table:style-name="Table51.A"/>
              <table:table-row>
                <table:table-cell table:style-name="Table51.A1" office:value-type="string">
                  <text:p text:style-name="P1"/>
                </table:table-cell>
              </table:table-row>
            </table:table>
            <text:p text:style-name="P2"/>
          </table:table-cell>
          <table:table-cell table:style-name="Table1.A3" office:value-type="string">
            <table:table table:name="Table52" table:style-name="Table52">
              <table:table-column table:style-name="Table52.A"/>
              <table:table-row>
                <table:table-cell table:style-name="Table52.A1" office:value-type="string">
                  <text:p text:style-name="P1"/>
                </table:table-cell>
              </table:table-row>
            </table:table>
            <text:p text:style-name="P2"/>
          </table:table-cell>
          <table:table-cell table:style-name="Table1.A3" office:value-type="string">
            <table:table table:name="Table53" table:style-name="Table53">
              <table:table-column table:style-name="Table53.A"/>
              <table:table-row>
                <table:table-cell table:style-name="Table5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54" table:style-name="Table54">
              <table:table-column table:style-name="Table54.A"/>
              <table:table-column table:style-name="Table54.B"/>
              <table:table-row>
                <table:table-cell table:style-name="Table54.A1" office:value-type="string">
                  <text:p text:style-name="P12">3.<text:span text:style-name="T6">6</text:span></text:p>
                </table:table-cell>
                <table:table-cell table:style-name="Table54.A1" office:value-type="string">
                  <text:p text:style-name="P12"/>
                </table:table-cell>
              </table:table-row>
            </table:table>
            <text:p text:style-name="P2"/>
          </table:table-cell>
          <table:table-cell table:style-name="Table1.A3" office:value-type="string">
            <table:table table:name="Table55" table:style-name="Table55">
              <table:table-column table:style-name="Table55.A"/>
              <table:table-row>
                <table:table-cell table:style-name="Table55.A1" office:value-type="string">
                  <text:p text:style-name="P1"/>
                </table:table-cell>
              </table:table-row>
            </table:table>
            <text:p text:style-name="P2"/>
          </table:table-cell>
          <table:table-cell table:style-name="Table1.A3" office:value-type="string">
            <table:table table:name="Table56" table:style-name="Table56">
              <table:table-column table:style-name="Table56.A"/>
              <table:table-row>
                <table:table-cell table:style-name="Table56.A1" office:value-type="string">
                  <text:p text:style-name="P1"/>
                </table:table-cell>
              </table:table-row>
            </table:table>
            <text:p text:style-name="P2"/>
          </table:table-cell>
          <table:table-cell table:style-name="Table1.A3" office:value-type="string">
            <table:table table:name="Table57" table:style-name="Table57">
              <table:table-column table:style-name="Table57.A"/>
              <table:table-row>
                <table:table-cell table:style-name="Table57.A1" office:value-type="string">
                  <text:p text:style-name="P1"><text:s text:c="71"/></text:p>
                </table:table-cell>
              </table:table-row>
            </table:table>
            <text:p text:style-name="P2"/>
          </table:table-cell>
          <table:table-cell table:style-name="Table1.A3" office:value-type="string">
            <table:table table:name="Table58" table:style-name="Table58">
              <table:table-column table:style-name="Table58.A"/>
              <table:table-row>
                <table:table-cell table:style-name="Table58.A1" office:value-type="string">
                  <text:p text:style-name="P1"/>
                </table:table-cell>
              </table:table-row>
            </table:table>
            <text:p text:style-name="P2"/>
          </table:table-cell>
          <table:table-cell table:style-name="Table1.A2" office:value-type="string">
            <table:table table:name="Table59" table:style-name="Table59">
              <table:table-column table:style-name="Table59.A"/>
              <table:table-row>
                <table:table-cell table:style-name="Table59.A1" office:value-type="string">
                  <text:p text:style-name="P1"/>
                </table:table-cell>
              </table:table-row>
            </table:table>
            <text:p text:style-name="P2"/>
          </table:table-cell>
        </table:table-row>
        <table:table-row table:style-name="Table1.5">
          <table:table-cell table:style-name="Table1.A3" office:value-type="string">
            <table:table table:name="Table60" table:style-name="Table60">
              <table:table-column table:style-name="Table60.A"/>
              <table:table-column table:style-name="Table60.B"/>
              <table:table-row>
                <table:table-cell table:style-name="Table60.A1" office:value-type="string">
                  <text:p text:style-name="P12">4.<text:span text:style-name="T6">6</text:span></text:p>
                </table:table-cell>
                <table:table-cell table:style-name="Table60.A1" office:value-type="string">
                  <text:p text:style-name="P12"/>
                </table:table-cell>
              </table:table-row>
            </table:table>
            <text:p text:style-name="P2"/>
          </table:table-cell>
          <table:table-cell table:style-name="Table1.A3" office:value-type="string">
            <table:table table:name="Table61" table:style-name="Table61">
              <table:table-column table:style-name="Table61.A"/>
              <table:table-row>
                <table:table-cell table:style-name="Table61.A1" office:value-type="string">
                  <text:p text:style-name="P1"/>
                </table:table-cell>
              </table:table-row>
            </table:table>
            <text:p text:style-name="P2"/>
          </table:table-cell>
          <table:table-cell table:style-name="Table1.A3" office:value-type="string">
            <table:table table:name="Table62" table:style-name="Table62">
              <table:table-column table:style-name="Table62.A"/>
              <table:table-row>
                <table:table-cell table:style-name="Table62.A1" office:value-type="string">
                  <text:p text:style-name="P1"/>
                </table:table-cell>
              </table:table-row>
            </table:table>
            <text:p text:style-name="P2"/>
          </table:table-cell>
          <table:table-cell table:style-name="Table1.A3" office:value-type="string">
            <table:table table:name="Table63" table:style-name="Table63">
              <table:table-column table:style-name="Table63.A"/>
              <table:table-row>
                <table:table-cell table:style-name="Table6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64" table:style-name="Table64">
              <table:table-column table:style-name="Table64.A"/>
              <table:table-column table:style-name="Table64.B"/>
              <table:table-row>
                <table:table-cell table:style-name="Table64.A1" office:value-type="string">
                  <text:p text:style-name="P12">3.<text:span text:style-name="T6">7</text:span></text:p>
                </table:table-cell>
                <table:table-cell table:style-name="Table64.A1" office:value-type="string">
                  <text:p text:style-name="P12"/>
                </table:table-cell>
              </table:table-row>
            </table:table>
            <text:p text:style-name="P2"/>
          </table:table-cell>
          <table:table-cell table:style-name="Table1.A3" office:value-type="string">
            <table:table table:name="Table65" table:style-name="Table65">
              <table:table-column table:style-name="Table65.A"/>
              <table:table-row>
                <table:table-cell table:style-name="Table65.A1" office:value-type="string">
                  <text:p text:style-name="P1"/>
                </table:table-cell>
              </table:table-row>
            </table:table>
            <text:p text:style-name="P2"/>
          </table:table-cell>
          <table:table-cell table:style-name="Table1.A3" office:value-type="string">
            <table:table table:name="Table66" table:style-name="Table66">
              <table:table-column table:style-name="Table66.A"/>
              <table:table-row>
                <table:table-cell table:style-name="Table66.A1" office:value-type="string">
                  <text:p text:style-name="P1"/>
                </table:table-cell>
              </table:table-row>
            </table:table>
            <text:p text:style-name="P2"/>
          </table:table-cell>
          <table:table-cell table:style-name="Table1.A3" office:value-type="string">
            <table:table table:name="Table67" table:style-name="Table67">
              <table:table-column table:style-name="Table67.A"/>
              <table:table-row>
                <table:table-cell table:style-name="Table67.A1" office:value-type="string">
                  <text:p text:style-name="P1"><text:s text:c="71"/></text:p>
                </table:table-cell>
              </table:table-row>
            </table:table>
            <text:p text:style-name="P2"/>
          </table:table-cell>
          <table:table-cell table:style-name="Table1.A3" office:value-type="string">
            <table:table table:name="Table68" table:style-name="Table68">
              <table:table-column table:style-name="Table68.A"/>
              <table:table-row>
                <table:table-cell table:style-name="Table68.A1" office:value-type="string">
                  <text:p text:style-name="P1"/>
                </table:table-cell>
              </table:table-row>
            </table:table>
            <text:p text:style-name="P2"/>
          </table:table-cell>
          <table:table-cell table:style-name="Table1.A2" office:value-type="string">
            <table:table table:name="Table69" table:style-name="Table69">
              <table:table-column table:style-name="Table69.A"/>
              <table:table-row>
                <table:table-cell table:style-name="Table69.A1" office:value-type="string">
                  <text:p text:style-name="P1"/>
                </table:table-cell>
              </table:table-row>
            </table:table>
            <text:p text:style-name="P2"/>
          </table:table-cell>
        </table:table-row>
        <table:table-row table:style-name="Table1.5">
          <table:table-cell table:style-name="Table1.A3" office:value-type="string">
            <table:table table:name="Table70" table:style-name="Table70">
              <table:table-column table:style-name="Table70.A"/>
              <table:table-column table:style-name="Table70.B"/>
              <table:table-row>
                <table:table-cell table:style-name="Table70.A1" office:value-type="string">
                  <text:p text:style-name="P12">4.<text:span text:style-name="T6">7</text:span></text:p>
                </table:table-cell>
                <table:table-cell table:style-name="Table70.A1" office:value-type="string">
                  <text:p text:style-name="P12"/>
                </table:table-cell>
              </table:table-row>
            </table:table>
            <text:p text:style-name="P2"/>
          </table:table-cell>
          <table:table-cell table:style-name="Table1.A3" office:value-type="string">
            <table:table table:name="Table71" table:style-name="Table71">
              <table:table-column table:style-name="Table71.A"/>
              <table:table-row>
                <table:table-cell table:style-name="Table71.A1" office:value-type="string">
                  <text:p text:style-name="P1"/>
                </table:table-cell>
              </table:table-row>
            </table:table>
            <text:p text:style-name="P2"/>
          </table:table-cell>
          <table:table-cell table:style-name="Table1.A3" office:value-type="string">
            <table:table table:name="Table72" table:style-name="Table72">
              <table:table-column table:style-name="Table72.A"/>
              <table:table-row>
                <table:table-cell table:style-name="Table72.A1" office:value-type="string">
                  <text:p text:style-name="P1"/>
                </table:table-cell>
              </table:table-row>
            </table:table>
            <text:p text:style-name="P2"/>
          </table:table-cell>
          <table:table-cell table:style-name="Table1.A3" office:value-type="string">
            <table:table table:name="Table73" table:style-name="Table73">
              <table:table-column table:style-name="Table73.A"/>
              <table:table-row>
                <table:table-cell table:style-name="Table7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74" table:style-name="Table74">
              <table:table-column table:style-name="Table74.A"/>
              <table:table-column table:style-name="Table74.B"/>
              <table:table-row>
                <table:table-cell table:style-name="Table74.A1" office:value-type="string">
                  <text:p text:style-name="P12">3.<text:span text:style-name="T6">8</text:span></text:p>
                </table:table-cell>
                <table:table-cell table:style-name="Table74.A1" office:value-type="string">
                  <text:p text:style-name="P12"/>
                </table:table-cell>
              </table:table-row>
            </table:table>
            <text:p text:style-name="P2"/>
          </table:table-cell>
          <table:table-cell table:style-name="Table1.A3" office:value-type="string">
            <table:table table:name="Table75" table:style-name="Table75">
              <table:table-column table:style-name="Table75.A"/>
              <table:table-row>
                <table:table-cell table:style-name="Table75.A1" office:value-type="string">
                  <text:p text:style-name="P1"/>
                </table:table-cell>
              </table:table-row>
            </table:table>
            <text:p text:style-name="P2"/>
          </table:table-cell>
          <table:table-cell table:style-name="Table1.A3" office:value-type="string">
            <table:table table:name="Table76" table:style-name="Table76">
              <table:table-column table:style-name="Table76.A"/>
              <table:table-row>
                <table:table-cell table:style-name="Table76.A1" office:value-type="string">
                  <text:p text:style-name="P1"/>
                </table:table-cell>
              </table:table-row>
            </table:table>
            <text:p text:style-name="P2"/>
          </table:table-cell>
          <table:table-cell table:style-name="Table1.A3" office:value-type="string">
            <table:table table:name="Table77" table:style-name="Table77">
              <table:table-column table:style-name="Table77.A"/>
              <table:table-row>
                <table:table-cell table:style-name="Table77.A1" office:value-type="string">
                  <text:p text:style-name="P1"><text:s text:c="71"/></text:p>
                </table:table-cell>
              </table:table-row>
            </table:table>
            <text:p text:style-name="P2"/>
          </table:table-cell>
          <table:table-cell table:style-name="Table1.A3" office:value-type="string">
            <table:table table:name="Table78" table:style-name="Table78">
              <table:table-column table:style-name="Table78.A"/>
              <table:table-row>
                <table:table-cell table:style-name="Table78.A1" office:value-type="string">
                  <text:p text:style-name="P1"/>
                </table:table-cell>
              </table:table-row>
            </table:table>
            <text:p text:style-name="P2"/>
          </table:table-cell>
          <table:table-cell table:style-name="Table1.A2" office:value-type="string">
            <table:table table:name="Table79" table:style-name="Table79">
              <table:table-column table:style-name="Table79.A"/>
              <table:table-row>
                <table:table-cell table:style-name="Table79.A1" office:value-type="string">
                  <text:p text:style-name="P1"/>
                </table:table-cell>
              </table:table-row>
            </table:table>
            <text:p text:style-name="P2"/>
          </table:table-cell>
        </table:table-row>
        <table:table-row table:style-name="Table1.5">
          <table:table-cell table:style-name="Table1.A3" office:value-type="string">
            <table:table table:name="Table80" table:style-name="Table80">
              <table:table-column table:style-name="Table80.A"/>
              <table:table-column table:style-name="Table80.B"/>
              <table:table-row>
                <table:table-cell table:style-name="Table80.A1" office:value-type="string">
                  <text:p text:style-name="P12">4.<text:span text:style-name="T6">8</text:span></text:p>
                </table:table-cell>
                <table:table-cell table:style-name="Table80.A1" office:value-type="string">
                  <text:p text:style-name="P12"/>
                </table:table-cell>
              </table:table-row>
            </table:table>
            <text:p text:style-name="P2"/>
          </table:table-cell>
          <table:table-cell table:style-name="Table1.A3" office:value-type="string">
            <table:table table:name="Table81" table:style-name="Table81">
              <table:table-column table:style-name="Table81.A"/>
              <table:table-row>
                <table:table-cell table:style-name="Table81.A1" office:value-type="string">
                  <text:p text:style-name="P1"/>
                </table:table-cell>
              </table:table-row>
            </table:table>
            <text:p text:style-name="P2"/>
          </table:table-cell>
          <table:table-cell table:style-name="Table1.A3" office:value-type="string">
            <table:table table:name="Table82" table:style-name="Table82">
              <table:table-column table:style-name="Table82.A"/>
              <table:table-row>
                <table:table-cell table:style-name="Table82.A1" office:value-type="string">
                  <text:p text:style-name="P1"/>
                </table:table-cell>
              </table:table-row>
            </table:table>
            <text:p text:style-name="P2"/>
          </table:table-cell>
          <table:table-cell table:style-name="Table1.A3" office:value-type="string">
            <table:table table:name="Table83" table:style-name="Table83">
              <table:table-column table:style-name="Table83.A"/>
              <table:table-row>
                <table:table-cell table:style-name="Table8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84" table:style-name="Table84">
              <table:table-column table:style-name="Table84.A"/>
              <table:table-column table:style-name="Table84.B"/>
              <table:table-row>
                <table:table-cell table:style-name="Table84.A1" office:value-type="string">
                  <text:p text:style-name="P12">3.<text:span text:style-name="T6">9</text:span></text:p>
                </table:table-cell>
                <table:table-cell table:style-name="Table84.A1" office:value-type="string">
                  <text:p text:style-name="P12"/>
                </table:table-cell>
              </table:table-row>
            </table:table>
            <text:p text:style-name="P2"/>
          </table:table-cell>
          <table:table-cell table:style-name="Table1.A3" office:value-type="string">
            <table:table table:name="Table85" table:style-name="Table85">
              <table:table-column table:style-name="Table85.A"/>
              <table:table-row>
                <table:table-cell table:style-name="Table85.A1" office:value-type="string">
                  <text:p text:style-name="P1"/>
                </table:table-cell>
              </table:table-row>
            </table:table>
            <text:p text:style-name="P2"/>
          </table:table-cell>
          <table:table-cell table:style-name="Table1.A3" office:value-type="string">
            <table:table table:name="Table86" table:style-name="Table86">
              <table:table-column table:style-name="Table86.A"/>
              <table:table-row>
                <table:table-cell table:style-name="Table86.A1" office:value-type="string">
                  <text:p text:style-name="P1"/>
                </table:table-cell>
              </table:table-row>
            </table:table>
            <text:p text:style-name="P2"/>
          </table:table-cell>
          <table:table-cell table:style-name="Table1.A3" office:value-type="string">
            <table:table table:name="Table87" table:style-name="Table87">
              <table:table-column table:style-name="Table87.A"/>
              <table:table-row>
                <table:table-cell table:style-name="Table87.A1" office:value-type="string">
                  <text:p text:style-name="P1"><text:s text:c="71"/></text:p>
                </table:table-cell>
              </table:table-row>
            </table:table>
            <text:p text:style-name="P2"/>
          </table:table-cell>
          <table:table-cell table:style-name="Table1.A3" office:value-type="string">
            <table:table table:name="Table88" table:style-name="Table88">
              <table:table-column table:style-name="Table88.A"/>
              <table:table-row>
                <table:table-cell table:style-name="Table88.A1" office:value-type="string">
                  <text:p text:style-name="P1"/>
                </table:table-cell>
              </table:table-row>
            </table:table>
            <text:p text:style-name="P2"/>
          </table:table-cell>
          <table:table-cell table:style-name="Table1.A2" office:value-type="string">
            <table:table table:name="Table89" table:style-name="Table89">
              <table:table-column table:style-name="Table89.A"/>
              <table:table-row>
                <table:table-cell table:style-name="Table89.A1" office:value-type="string">
                  <text:p text:style-name="P1"/>
                </table:table-cell>
              </table:table-row>
            </table:table>
            <text:p text:style-name="P2"/>
          </table:table-cell>
        </table:table-row>
        <table:table-row table:style-name="Table1.5">
          <table:table-cell table:style-name="Table1.A3" office:value-type="string">
            <table:table table:name="Table90" table:style-name="Table90">
              <table:table-column table:style-name="Table90.A"/>
              <table:table-column table:style-name="Table90.B"/>
              <table:table-row>
                <table:table-cell table:style-name="Table90.A1" office:value-type="string">
                  <text:p text:style-name="P12">4.<text:span text:style-name="T6">9</text:span></text:p>
                </table:table-cell>
                <table:table-cell table:style-name="Table90.A1" office:value-type="string">
                  <text:p text:style-name="P12"/>
                </table:table-cell>
              </table:table-row>
            </table:table>
            <text:p text:style-name="P2"/>
          </table:table-cell>
          <table:table-cell table:style-name="Table1.A3" office:value-type="string">
            <table:table table:name="Table91" table:style-name="Table91">
              <table:table-column table:style-name="Table91.A"/>
              <table:table-row>
                <table:table-cell table:style-name="Table91.A1" office:value-type="string">
                  <text:p text:style-name="P1"/>
                </table:table-cell>
              </table:table-row>
            </table:table>
            <text:p text:style-name="P2"/>
          </table:table-cell>
          <table:table-cell table:style-name="Table1.A3" office:value-type="string">
            <table:table table:name="Table92" table:style-name="Table92">
              <table:table-column table:style-name="Table92.A"/>
              <table:table-row>
                <table:table-cell table:style-name="Table92.A1" office:value-type="string">
                  <text:p text:style-name="P1"/>
                </table:table-cell>
              </table:table-row>
            </table:table>
            <text:p text:style-name="P2"/>
          </table:table-cell>
          <table:table-cell table:style-name="Table1.A3" office:value-type="string">
            <table:table table:name="Table93" table:style-name="Table93">
              <table:table-column table:style-name="Table93.A"/>
              <table:table-row>
                <table:table-cell table:style-name="Table9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94" table:style-name="Table94">
              <table:table-column table:style-name="Table94.A"/>
              <table:table-column table:style-name="Table94.B"/>
              <table:table-row>
                <table:table-cell table:style-name="Table94.A1" office:value-type="string">
                  <text:p text:style-name="P12">3.<text:span text:style-name="T6">10</text:span></text:p>
                </table:table-cell>
                <table:table-cell table:style-name="Table94.A1" office:value-type="string">
                  <text:p text:style-name="P12"/>
                </table:table-cell>
              </table:table-row>
            </table:table>
            <text:p text:style-name="P2"/>
          </table:table-cell>
          <table:table-cell table:style-name="Table1.A3" office:value-type="string">
            <table:table table:name="Table95" table:style-name="Table95">
              <table:table-column table:style-name="Table95.A"/>
              <table:table-row>
                <table:table-cell table:style-name="Table95.A1" office:value-type="string">
                  <text:p text:style-name="P1"/>
                </table:table-cell>
              </table:table-row>
            </table:table>
            <text:p text:style-name="P2"/>
          </table:table-cell>
          <table:table-cell table:style-name="Table1.A3" office:value-type="string">
            <table:table table:name="Table96" table:style-name="Table96">
              <table:table-column table:style-name="Table96.A"/>
              <table:table-row>
                <table:table-cell table:style-name="Table96.A1" office:value-type="string">
                  <text:p text:style-name="P1"/>
                </table:table-cell>
              </table:table-row>
            </table:table>
            <text:p text:style-name="P2"/>
          </table:table-cell>
          <table:table-cell table:style-name="Table1.A3" office:value-type="string">
            <table:table table:name="Table97" table:style-name="Table97">
              <table:table-column table:style-name="Table97.A"/>
              <table:table-row>
                <table:table-cell table:style-name="Table97.A1" office:value-type="string">
                  <text:p text:style-name="P1"><text:s text:c="71"/></text:p>
                </table:table-cell>
              </table:table-row>
            </table:table>
            <text:p text:style-name="P2"/>
          </table:table-cell>
          <table:table-cell table:style-name="Table1.A3" office:value-type="string">
            <table:table table:name="Table98" table:style-name="Table98">
              <table:table-column table:style-name="Table98.A"/>
              <table:table-row>
                <table:table-cell table:style-name="Table98.A1" office:value-type="string">
                  <text:p text:style-name="P1"/>
                </table:table-cell>
              </table:table-row>
            </table:table>
            <text:p text:style-name="P2"/>
          </table:table-cell>
          <table:table-cell table:style-name="Table1.A2" office:value-type="string">
            <table:table table:name="Table99" table:style-name="Table99">
              <table:table-column table:style-name="Table99.A"/>
              <table:table-row>
                <table:table-cell table:style-name="Table99.A1" office:value-type="string">
                  <text:p text:style-name="P1"/>
                </table:table-cell>
              </table:table-row>
            </table:table>
            <text:p text:style-name="P2"/>
          </table:table-cell>
        </table:table-row>
        <table:table-row table:style-name="Table1.5">
          <table:table-cell table:style-name="Table1.A3" office:value-type="string">
            <table:table table:name="Table100" table:style-name="Table100">
              <table:table-column table:style-name="Table100.A"/>
              <table:table-column table:style-name="Table100.B"/>
              <table:table-row>
                <table:table-cell table:style-name="Table100.A1" office:value-type="string">
                  <text:p text:style-name="P12">4.<text:span text:style-name="T6">10</text:span></text:p>
                </table:table-cell>
                <table:table-cell table:style-name="Table100.A1" office:value-type="string">
                  <text:p text:style-name="P12"/>
                </table:table-cell>
              </table:table-row>
            </table:table>
            <text:p text:style-name="P2"/>
          </table:table-cell>
          <table:table-cell table:style-name="Table1.A3" office:value-type="string">
            <table:table table:name="Table101" table:style-name="Table101">
              <table:table-column table:style-name="Table101.A"/>
              <table:table-row>
                <table:table-cell table:style-name="Table101.A1" office:value-type="string">
                  <text:p text:style-name="P1"/>
                </table:table-cell>
              </table:table-row>
            </table:table>
            <text:p text:style-name="P2"/>
          </table:table-cell>
          <table:table-cell table:style-name="Table1.A3" office:value-type="string">
            <table:table table:name="Table102" table:style-name="Table102">
              <table:table-column table:style-name="Table102.A"/>
              <table:table-row>
                <table:table-cell table:style-name="Table102.A1" office:value-type="string">
                  <text:p text:style-name="P1"/>
                </table:table-cell>
              </table:table-row>
            </table:table>
            <text:p text:style-name="P2"/>
          </table:table-cell>
          <table:table-cell table:style-name="Table1.A3" office:value-type="string">
            <table:table table:name="Table103" table:style-name="Table103">
              <table:table-column table:style-name="Table103.A"/>
              <table:table-row>
                <table:table-cell table:style-name="Table10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04" table:style-name="Table104">
              <table:table-column table:style-name="Table104.A"/>
              <table:table-column table:style-name="Table104.B"/>
              <table:table-row>
                <table:table-cell table:style-name="Table104.A1" office:value-type="string">
                  <text:p text:style-name="P12">3.<text:span text:style-name="T6">11</text:span></text:p>
                </table:table-cell>
                <table:table-cell table:style-name="Table104.A1" office:value-type="string">
                  <text:p text:style-name="P12"/>
                </table:table-cell>
              </table:table-row>
            </table:table>
            <text:p text:style-name="P2"/>
          </table:table-cell>
          <table:table-cell table:style-name="Table1.A3" office:value-type="string">
            <table:table table:name="Table105" table:style-name="Table105">
              <table:table-column table:style-name="Table105.A"/>
              <table:table-row>
                <table:table-cell table:style-name="Table105.A1" office:value-type="string">
                  <text:p text:style-name="P1"/>
                </table:table-cell>
              </table:table-row>
            </table:table>
            <text:p text:style-name="P2"/>
          </table:table-cell>
          <table:table-cell table:style-name="Table1.A3" office:value-type="string">
            <table:table table:name="Table106" table:style-name="Table106">
              <table:table-column table:style-name="Table106.A"/>
              <table:table-row>
                <table:table-cell table:style-name="Table106.A1" office:value-type="string">
                  <text:p text:style-name="P1"/>
                </table:table-cell>
              </table:table-row>
            </table:table>
            <text:p text:style-name="P2"/>
          </table:table-cell>
          <table:table-cell table:style-name="Table1.A3" office:value-type="string">
            <table:table table:name="Table107" table:style-name="Table107">
              <table:table-column table:style-name="Table107.A"/>
              <table:table-row>
                <table:table-cell table:style-name="Table107.A1" office:value-type="string">
                  <text:p text:style-name="P1"><text:s text:c="71"/></text:p>
                </table:table-cell>
              </table:table-row>
            </table:table>
            <text:p text:style-name="P2"/>
          </table:table-cell>
          <table:table-cell table:style-name="Table1.A3" office:value-type="string">
            <table:table table:name="Table108" table:style-name="Table108">
              <table:table-column table:style-name="Table108.A"/>
              <table:table-row>
                <table:table-cell table:style-name="Table108.A1" office:value-type="string">
                  <text:p text:style-name="P1"/>
                </table:table-cell>
              </table:table-row>
            </table:table>
            <text:p text:style-name="P2"/>
          </table:table-cell>
          <table:table-cell table:style-name="Table1.A2" office:value-type="string">
            <table:table table:name="Table109" table:style-name="Table109">
              <table:table-column table:style-name="Table109.A"/>
              <table:table-row>
                <table:table-cell table:style-name="Table109.A1" office:value-type="string">
                  <text:p text:style-name="P1"/>
                </table:table-cell>
              </table:table-row>
            </table:table>
            <text:p text:style-name="P2"/>
          </table:table-cell>
        </table:table-row>
        <table:table-row table:style-name="Table1.5">
          <table:table-cell table:style-name="Table1.A3" office:value-type="string">
            <table:table table:name="Table110" table:style-name="Table110">
              <table:table-column table:style-name="Table110.A"/>
              <table:table-column table:style-name="Table110.B"/>
              <table:table-row>
                <table:table-cell table:style-name="Table110.A1" office:value-type="string">
                  <text:p text:style-name="P12">4.<text:span text:style-name="T6">11</text:span></text:p>
                </table:table-cell>
                <table:table-cell table:style-name="Table110.A1" office:value-type="string">
                  <text:p text:style-name="P12"/>
                </table:table-cell>
              </table:table-row>
            </table:table>
            <text:p text:style-name="P2"/>
          </table:table-cell>
          <table:table-cell table:style-name="Table1.A3" office:value-type="string">
            <table:table table:name="Table111" table:style-name="Table111">
              <table:table-column table:style-name="Table111.A"/>
              <table:table-row>
                <table:table-cell table:style-name="Table111.A1" office:value-type="string">
                  <text:p text:style-name="P1"/>
                </table:table-cell>
              </table:table-row>
            </table:table>
            <text:p text:style-name="P2"/>
          </table:table-cell>
          <table:table-cell table:style-name="Table1.A3" office:value-type="string">
            <table:table table:name="Table112" table:style-name="Table112">
              <table:table-column table:style-name="Table112.A"/>
              <table:table-row>
                <table:table-cell table:style-name="Table112.A1" office:value-type="string">
                  <text:p text:style-name="P1"/>
                </table:table-cell>
              </table:table-row>
            </table:table>
            <text:p text:style-name="P2"/>
          </table:table-cell>
          <table:table-cell table:style-name="Table1.A3" office:value-type="string">
            <table:table table:name="Table113" table:style-name="Table113">
              <table:table-column table:style-name="Table113.A"/>
              <table:table-row>
                <table:table-cell table:style-name="Table11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14" table:style-name="Table114">
              <table:table-column table:style-name="Table114.A"/>
              <table:table-column table:style-name="Table114.B"/>
              <table:table-row>
                <table:table-cell table:style-name="Table114.A1" office:value-type="string">
                  <text:p text:style-name="P12">3.<text:span text:style-name="T6">12</text:span></text:p>
                </table:table-cell>
                <table:table-cell table:style-name="Table114.A1" office:value-type="string">
                  <text:p text:style-name="P12"/>
                </table:table-cell>
              </table:table-row>
            </table:table>
            <text:p text:style-name="P2"/>
          </table:table-cell>
          <table:table-cell table:style-name="Table1.A3" office:value-type="string">
            <table:table table:name="Table115" table:style-name="Table115">
              <table:table-column table:style-name="Table115.A"/>
              <table:table-row>
                <table:table-cell table:style-name="Table115.A1" office:value-type="string">
                  <text:p text:style-name="P1"/>
                </table:table-cell>
              </table:table-row>
            </table:table>
            <text:p text:style-name="P2"/>
          </table:table-cell>
          <table:table-cell table:style-name="Table1.A3" office:value-type="string">
            <table:table table:name="Table116" table:style-name="Table116">
              <table:table-column table:style-name="Table116.A"/>
              <table:table-row>
                <table:table-cell table:style-name="Table116.A1" office:value-type="string">
                  <text:p text:style-name="P1"/>
                </table:table-cell>
              </table:table-row>
            </table:table>
            <text:p text:style-name="P2"/>
          </table:table-cell>
          <table:table-cell table:style-name="Table1.A3" office:value-type="string">
            <table:table table:name="Table117" table:style-name="Table117">
              <table:table-column table:style-name="Table117.A"/>
              <table:table-row>
                <table:table-cell table:style-name="Table117.A1" office:value-type="string">
                  <text:p text:style-name="P1"><text:s text:c="71"/></text:p>
                </table:table-cell>
              </table:table-row>
            </table:table>
            <text:p text:style-name="P2"/>
          </table:table-cell>
          <table:table-cell table:style-name="Table1.A3" office:value-type="string">
            <table:table table:name="Table118" table:style-name="Table118">
              <table:table-column table:style-name="Table118.A"/>
              <table:table-row>
                <table:table-cell table:style-name="Table118.A1" office:value-type="string">
                  <text:p text:style-name="P1"/>
                </table:table-cell>
              </table:table-row>
            </table:table>
            <text:p text:style-name="P2"/>
          </table:table-cell>
          <table:table-cell table:style-name="Table1.A2" office:value-type="string">
            <table:table table:name="Table119" table:style-name="Table119">
              <table:table-column table:style-name="Table119.A"/>
              <table:table-row>
                <table:table-cell table:style-name="Table119.A1" office:value-type="string">
                  <text:p text:style-name="P1"/>
                </table:table-cell>
              </table:table-row>
            </table:table>
            <text:p text:style-name="P2"/>
          </table:table-cell>
        </table:table-row>
        <table:table-row table:style-name="Table1.5">
          <table:table-cell table:style-name="Table1.A3" office:value-type="string">
            <table:table table:name="Table120" table:style-name="Table120">
              <table:table-column table:style-name="Table120.A"/>
              <table:table-column table:style-name="Table120.B"/>
              <table:table-row>
                <table:table-cell table:style-name="Table120.A1" office:value-type="string">
                  <text:p text:style-name="P12">4.<text:span text:style-name="T6">12</text:span></text:p>
                </table:table-cell>
                <table:table-cell table:style-name="Table120.A1" office:value-type="string">
                  <text:p text:style-name="P12"/>
                </table:table-cell>
              </table:table-row>
            </table:table>
            <text:p text:style-name="P2"/>
          </table:table-cell>
          <table:table-cell table:style-name="Table1.A3" office:value-type="string">
            <table:table table:name="Table121" table:style-name="Table121">
              <table:table-column table:style-name="Table121.A"/>
              <table:table-row>
                <table:table-cell table:style-name="Table121.A1" office:value-type="string">
                  <text:p text:style-name="P1"/>
                </table:table-cell>
              </table:table-row>
            </table:table>
            <text:p text:style-name="P2"/>
          </table:table-cell>
          <table:table-cell table:style-name="Table1.A3" office:value-type="string">
            <table:table table:name="Table122" table:style-name="Table122">
              <table:table-column table:style-name="Table122.A"/>
              <table:table-row>
                <table:table-cell table:style-name="Table122.A1" office:value-type="string">
                  <text:p text:style-name="P1"/>
                </table:table-cell>
              </table:table-row>
            </table:table>
            <text:p text:style-name="P2"/>
          </table:table-cell>
          <table:table-cell table:style-name="Table1.A3" office:value-type="string">
            <table:table table:name="Table123" table:style-name="Table123">
              <table:table-column table:style-name="Table123.A"/>
              <table:table-row>
                <table:table-cell table:style-name="Table12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24" table:style-name="Table124">
              <table:table-column table:style-name="Table124.A"/>
              <table:table-column table:style-name="Table124.B"/>
              <table:table-row table:style-name="Table124.1">
                <table:table-cell table:style-name="Table124.A1" office:value-type="string">
                  <text:p text:style-name="P12">3.<text:span text:style-name="T6">13</text:span></text:p>
                </table:table-cell>
                <table:table-cell table:style-name="Table124.A1" office:value-type="string">
                  <text:p text:style-name="P12"/>
                </table:table-cell>
              </table:table-row>
            </table:table>
            <text:p text:style-name="P2"/>
          </table:table-cell>
          <table:table-cell table:style-name="Table1.A3" office:value-type="string">
            <table:table table:name="Table125" table:style-name="Table125">
              <table:table-column table:style-name="Table125.A"/>
              <table:table-row>
                <table:table-cell table:style-name="Table125.A1" office:value-type="string">
                  <text:p text:style-name="P1"/>
                </table:table-cell>
              </table:table-row>
            </table:table>
            <text:p text:style-name="P2"/>
          </table:table-cell>
          <table:table-cell table:style-name="Table1.A3" office:value-type="string">
            <table:table table:name="Table126" table:style-name="Table126">
              <table:table-column table:style-name="Table126.A"/>
              <table:table-row>
                <table:table-cell table:style-name="Table126.A1" office:value-type="string">
                  <text:p text:style-name="P1"/>
                </table:table-cell>
              </table:table-row>
            </table:table>
            <text:p text:style-name="P2"/>
          </table:table-cell>
          <table:table-cell table:style-name="Table1.A3" office:value-type="string">
            <table:table table:name="Table127" table:style-name="Table127">
              <table:table-column table:style-name="Table127.A"/>
              <table:table-row>
                <table:table-cell table:style-name="Table127.A1" office:value-type="string">
                  <text:p text:style-name="P1"><text:s text:c="71"/></text:p>
                </table:table-cell>
              </table:table-row>
            </table:table>
            <text:p text:style-name="P2"/>
          </table:table-cell>
          <table:table-cell table:style-name="Table1.A3" office:value-type="string">
            <table:table table:name="Table128" table:style-name="Table128">
              <table:table-column table:style-name="Table128.A"/>
              <table:table-row>
                <table:table-cell table:style-name="Table128.A1" office:value-type="string">
                  <text:p text:style-name="P1"/>
                </table:table-cell>
              </table:table-row>
            </table:table>
            <text:p text:style-name="P2"/>
          </table:table-cell>
          <table:table-cell table:style-name="Table1.A2" office:value-type="string">
            <table:table table:name="Table129" table:style-name="Table129">
              <table:table-column table:style-name="Table129.A"/>
              <table:table-row>
                <table:table-cell table:style-name="Table129.A1" office:value-type="string">
                  <text:p text:style-name="P1"/>
                </table:table-cell>
              </table:table-row>
            </table:table>
            <text:p text:style-name="P2"/>
          </table:table-cell>
        </table:table-row>
        <table:table-row table:style-name="Table1.5">
          <table:table-cell table:style-name="Table1.A3" office:value-type="string">
            <table:table table:name="Table130" table:style-name="Table130">
              <table:table-column table:style-name="Table130.A"/>
              <table:table-column table:style-name="Table130.B"/>
              <table:table-row>
                <table:table-cell table:style-name="Table130.A1" office:value-type="string">
                  <text:p text:style-name="P12">4.<text:span text:style-name="T6">13</text:span></text:p>
                </table:table-cell>
                <table:table-cell table:style-name="Table130.A1" office:value-type="string">
                  <text:p text:style-name="P12"/>
                </table:table-cell>
              </table:table-row>
            </table:table>
            <text:p text:style-name="P2"/>
          </table:table-cell>
          <table:table-cell table:style-name="Table1.A3" office:value-type="string">
            <table:table table:name="Table131" table:style-name="Table131">
              <table:table-column table:style-name="Table131.A"/>
              <table:table-row>
                <table:table-cell table:style-name="Table131.A1" office:value-type="string">
                  <text:p text:style-name="P1"/>
                </table:table-cell>
              </table:table-row>
            </table:table>
            <text:p text:style-name="P2"/>
          </table:table-cell>
          <table:table-cell table:style-name="Table1.A3" office:value-type="string">
            <table:table table:name="Table132" table:style-name="Table132">
              <table:table-column table:style-name="Table132.A"/>
              <table:table-row>
                <table:table-cell table:style-name="Table132.A1" office:value-type="string">
                  <text:p text:style-name="P1"/>
                </table:table-cell>
              </table:table-row>
            </table:table>
            <text:p text:style-name="P2"/>
          </table:table-cell>
          <table:table-cell table:style-name="Table1.A3" office:value-type="string">
            <table:table table:name="Table133" table:style-name="Table133">
              <table:table-column table:style-name="Table133.A"/>
              <table:table-row>
                <table:table-cell table:style-name="Table1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34" table:style-name="Table134">
              <table:table-column table:style-name="Table134.A"/>
              <table:table-column table:style-name="Table134.B"/>
              <table:table-row>
                <table:table-cell table:style-name="Table134.A1" office:value-type="string">
                  <text:p text:style-name="P12">3.<text:span text:style-name="T6">14</text:span></text:p>
                </table:table-cell>
                <table:table-cell table:style-name="Table134.A1" office:value-type="string">
                  <text:p text:style-name="P12"/>
                </table:table-cell>
              </table:table-row>
            </table:table>
            <text:p text:style-name="P2"/>
          </table:table-cell>
          <table:table-cell table:style-name="Table1.A3" office:value-type="string">
            <table:table table:name="Table135" table:style-name="Table135">
              <table:table-column table:style-name="Table135.A"/>
              <table:table-row>
                <table:table-cell table:style-name="Table135.A1" office:value-type="string">
                  <text:p text:style-name="P1"/>
                </table:table-cell>
              </table:table-row>
            </table:table>
            <text:p text:style-name="P2"/>
          </table:table-cell>
          <table:table-cell table:style-name="Table1.A3" office:value-type="string">
            <table:table table:name="Table136" table:style-name="Table136">
              <table:table-column table:style-name="Table136.A"/>
              <table:table-row>
                <table:table-cell table:style-name="Table136.A1" office:value-type="string">
                  <text:p text:style-name="P1"/>
                </table:table-cell>
              </table:table-row>
            </table:table>
            <text:p text:style-name="P2"/>
          </table:table-cell>
          <table:table-cell table:style-name="Table1.A3" office:value-type="string">
            <table:table table:name="Table137" table:style-name="Table137">
              <table:table-column table:style-name="Table137.A"/>
              <table:table-row>
                <table:table-cell table:style-name="Table137.A1" office:value-type="string">
                  <text:p text:style-name="P1"><text:s text:c="71"/></text:p>
                </table:table-cell>
              </table:table-row>
            </table:table>
            <text:p text:style-name="P2"/>
          </table:table-cell>
          <table:table-cell table:style-name="Table1.A3" office:value-type="string">
            <table:table table:name="Table138" table:style-name="Table138">
              <table:table-column table:style-name="Table138.A"/>
              <table:table-row>
                <table:table-cell table:style-name="Table138.A1" office:value-type="string">
                  <text:p text:style-name="P1"/>
                </table:table-cell>
              </table:table-row>
            </table:table>
            <text:p text:style-name="P2"/>
          </table:table-cell>
          <table:table-cell table:style-name="Table1.A2" office:value-type="string">
            <table:table table:name="Table139" table:style-name="Table139">
              <table:table-column table:style-name="Table139.A"/>
              <table:table-row>
                <table:table-cell table:style-name="Table139.A1" office:value-type="string">
                  <text:p text:style-name="P1"/>
                </table:table-cell>
              </table:table-row>
            </table:table>
            <text:p text:style-name="P2"/>
          </table:table-cell>
        </table:table-row>
        <table:table-row table:style-name="Table1.5">
          <table:table-cell table:style-name="Table1.A3" office:value-type="string">
            <table:table table:name="Table140" table:style-name="Table140">
              <table:table-column table:style-name="Table140.A"/>
              <table:table-column table:style-name="Table140.B"/>
              <table:table-row>
                <table:table-cell table:style-name="Table140.A1" office:value-type="string">
                  <text:p text:style-name="P12">4.<text:span text:style-name="T7">14</text:span></text:p>
                </table:table-cell>
                <table:table-cell table:style-name="Table140.A1" office:value-type="string">
                  <text:p text:style-name="P12"/>
                </table:table-cell>
              </table:table-row>
            </table:table>
            <text:p text:style-name="P2"/>
          </table:table-cell>
          <table:table-cell table:style-name="Table1.A3" office:value-type="string">
            <table:table table:name="Table141" table:style-name="Table141">
              <table:table-column table:style-name="Table141.A"/>
              <table:table-row>
                <table:table-cell table:style-name="Table141.A1" office:value-type="string">
                  <text:p text:style-name="P1"/>
                </table:table-cell>
              </table:table-row>
            </table:table>
            <text:p text:style-name="P2"/>
          </table:table-cell>
          <table:table-cell table:style-name="Table1.A3" office:value-type="string">
            <table:table table:name="Table142" table:style-name="Table142">
              <table:table-column table:style-name="Table142.A"/>
              <table:table-row>
                <table:table-cell table:style-name="Table142.A1" office:value-type="string">
                  <text:p text:style-name="P1"/>
                </table:table-cell>
              </table:table-row>
            </table:table>
            <text:p text:style-name="P2"/>
          </table:table-cell>
          <table:table-cell table:style-name="Table1.A3" office:value-type="string">
            <table:table table:name="Table143" table:style-name="Table143">
              <table:table-column table:style-name="Table143.A"/>
              <table:table-row>
                <table:table-cell table:style-name="Table1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ext:soft-page-break/>
        <table:table-row table:style-name="Table1.5">
          <table:table-cell table:style-name="Table1.A3" office:value-type="string">
            <table:table table:name="Table154" table:style-name="Table154">
              <table:table-column table:style-name="Table154.A"/>
              <table:table-column table:style-name="Table154.B"/>
              <table:table-row>
                <table:table-cell table:style-name="Table154.A1" office:value-type="string">
                  <text:p text:style-name="P13">3.<text:span text:style-name="T7">15</text:span></text:p>
                </table:table-cell>
                <table:table-cell table:style-name="Table154.A1" office:value-type="string">
                  <text:p text:style-name="P12"/>
                </table:table-cell>
              </table:table-row>
            </table:table>
            <text:p text:style-name="P2"/>
          </table:table-cell>
          <table:table-cell table:style-name="Table1.A3" office:value-type="string">
            <table:table table:name="Table155" table:style-name="Table155">
              <table:table-column table:style-name="Table155.A"/>
              <table:table-row>
                <table:table-cell table:style-name="Table155.A1" office:value-type="string">
                  <text:p text:style-name="P1"/>
                </table:table-cell>
              </table:table-row>
            </table:table>
            <text:p text:style-name="P2"/>
          </table:table-cell>
          <table:table-cell table:style-name="Table1.A3" office:value-type="string">
            <table:table table:name="Table156" table:style-name="Table156">
              <table:table-column table:style-name="Table156.A"/>
              <table:table-row>
                <table:table-cell table:style-name="Table156.A1" office:value-type="string">
                  <text:p text:style-name="P1"/>
                </table:table-cell>
              </table:table-row>
            </table:table>
            <text:p text:style-name="P2"/>
          </table:table-cell>
          <table:table-cell table:style-name="Table1.A3" office:value-type="string">
            <table:table table:name="Table157" table:style-name="Table157">
              <table:table-column table:style-name="Table157.A"/>
              <table:table-row>
                <table:table-cell table:style-name="Table157.A1" office:value-type="string">
                  <text:p text:style-name="P1"><text:s text:c="71"/></text:p>
                </table:table-cell>
              </table:table-row>
            </table:table>
            <text:p text:style-name="P2"/>
          </table:table-cell>
          <table:table-cell table:style-name="Table1.A3" office:value-type="string">
            <table:table table:name="Table158" table:style-name="Table158">
              <table:table-column table:style-name="Table158.A"/>
              <table:table-row>
                <table:table-cell table:style-name="Table158.A1" office:value-type="string">
                  <text:p text:style-name="P1"/>
                </table:table-cell>
              </table:table-row>
            </table:table>
            <text:p text:style-name="P2"/>
          </table:table-cell>
          <table:table-cell table:style-name="Table1.A2" office:value-type="string">
            <table:table table:name="Table159" table:style-name="Table159">
              <table:table-column table:style-name="Table159.A"/>
              <table:table-row>
                <table:table-cell table:style-name="Table159.A1" office:value-type="string">
                  <text:p text:style-name="P1"/>
                </table:table-cell>
              </table:table-row>
            </table:table>
            <text:p text:style-name="P2"/>
          </table:table-cell>
        </table:table-row>
        <table:table-row table:style-name="Table1.5">
          <table:table-cell table:style-name="Table1.A3" office:value-type="string">
            <table:table table:name="Table160" table:style-name="Table160">
              <table:table-column table:style-name="Table160.A"/>
              <table:table-column table:style-name="Table160.B"/>
              <table:table-row>
                <table:table-cell table:style-name="Table160.A1" office:value-type="string">
                  <text:p text:style-name="P12">4.<text:span text:style-name="T7">15</text:span></text:p>
                </table:table-cell>
                <table:table-cell table:style-name="Table160.A1" office:value-type="string">
                  <text:p text:style-name="P12"/>
                </table:table-cell>
              </table:table-row>
            </table:table>
            <text:p text:style-name="P2"/>
          </table:table-cell>
          <table:table-cell table:style-name="Table1.A3" office:value-type="string">
            <table:table table:name="Table161" table:style-name="Table161">
              <table:table-column table:style-name="Table161.A"/>
              <table:table-row>
                <table:table-cell table:style-name="Table161.A1" office:value-type="string">
                  <text:p text:style-name="P1"/>
                </table:table-cell>
              </table:table-row>
            </table:table>
            <text:p text:style-name="P2"/>
          </table:table-cell>
          <table:table-cell table:style-name="Table1.A3" office:value-type="string">
            <table:table table:name="Table162" table:style-name="Table162">
              <table:table-column table:style-name="Table162.A"/>
              <table:table-row>
                <table:table-cell table:style-name="Table162.A1" office:value-type="string">
                  <text:p text:style-name="P1"/>
                </table:table-cell>
              </table:table-row>
            </table:table>
            <text:p text:style-name="P2"/>
          </table:table-cell>
          <table:table-cell table:style-name="Table1.A3" office:value-type="string">
            <table:table table:name="Table163" table:style-name="Table163">
              <table:table-column table:style-name="Table163.A"/>
              <table:table-row>
                <table:table-cell table:style-name="Table16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
          </table:table-cell>
        </table:table-row>
        <table:table-row table:style-name="Table1.5">
          <table:table-cell table:style-name="Table1.A3" office:value-type="string">
            <table:table table:name="Table144" table:style-name="Table144">
              <table:table-column table:style-name="Table144.A"/>
              <table:table-column table:style-name="Table144.B"/>
              <table:table-row>
                <table:table-cell table:style-name="Table144.A1" office:value-type="string">
                  <text:p text:style-name="P12">3.<text:span text:style-name="T7">16</text:span></text:p>
                </table:table-cell>
                <table:table-cell table:style-name="Table144.A1" office:value-type="string">
                  <text:p text:style-name="P12"/>
                </table:table-cell>
              </table:table-row>
            </table:table>
            <text:p text:style-name="P2"/>
          </table:table-cell>
          <table:table-cell table:style-name="Table1.A3" office:value-type="string">
            <table:table table:name="Table145" table:style-name="Table145">
              <table:table-column table:style-name="Table145.A"/>
              <table:table-row>
                <table:table-cell table:style-name="Table145.A1" office:value-type="string">
                  <text:p text:style-name="P1"/>
                </table:table-cell>
              </table:table-row>
            </table:table>
            <text:p text:style-name="P2"/>
          </table:table-cell>
          <table:table-cell table:style-name="Table1.A3" office:value-type="string">
            <table:table table:name="Table146" table:style-name="Table146">
              <table:table-column table:style-name="Table146.A"/>
              <table:table-row>
                <table:table-cell table:style-name="Table146.A1" office:value-type="string">
                  <text:p text:style-name="P1"/>
                </table:table-cell>
              </table:table-row>
            </table:table>
            <text:p text:style-name="P2"/>
          </table:table-cell>
          <table:table-cell table:style-name="Table1.A3" office:value-type="string">
            <table:table table:name="Table147" table:style-name="Table147">
              <table:table-column table:style-name="Table147.A"/>
              <table:table-row>
                <table:table-cell table:style-name="Table147.A1" office:value-type="string">
                  <text:p text:style-name="P1"><text:s text:c="71"/></text:p>
                </table:table-cell>
              </table:table-row>
            </table:table>
            <text:p text:style-name="P2"/>
          </table:table-cell>
          <table:table-cell table:style-name="Table1.A3" office:value-type="string">
            <table:table table:name="Table148" table:style-name="Table148">
              <table:table-column table:style-name="Table148.A"/>
              <table:table-row>
                <table:table-cell table:style-name="Table148.A1" office:value-type="string">
                  <text:p text:style-name="P1"/>
                </table:table-cell>
              </table:table-row>
            </table:table>
            <text:p text:style-name="P2"/>
          </table:table-cell>
          <table:table-cell table:style-name="Table1.A2" office:value-type="string">
            <table:table table:name="Table149" table:style-name="Table149">
              <table:table-column table:style-name="Table149.A"/>
              <table:table-row>
                <table:table-cell table:style-name="Table149.A1" office:value-type="string">
                  <text:p text:style-name="P1"/>
                </table:table-cell>
              </table:table-row>
            </table:table>
            <text:p text:style-name="P2"/>
          </table:table-cell>
        </table:table-row>
        <table:table-row table:style-name="Table1.5">
          <table:table-cell table:style-name="Table1.A3" office:value-type="string">
            <table:table table:name="Table150" table:style-name="Table150">
              <table:table-column table:style-name="Table150.A"/>
              <table:table-column table:style-name="Table150.B"/>
              <table:table-row>
                <table:table-cell table:style-name="Table150.A1" office:value-type="string">
                  <text:p text:style-name="P12">4.<text:span text:style-name="T7">16</text:span></text:p>
                </table:table-cell>
                <table:table-cell table:style-name="Table150.A1" office:value-type="string">
                  <text:p text:style-name="P12"/>
                </table:table-cell>
              </table:table-row>
            </table:table>
            <text:p text:style-name="P2"/>
          </table:table-cell>
          <table:table-cell table:style-name="Table1.A3" office:value-type="string">
            <table:table table:name="Table151" table:style-name="Table151">
              <table:table-column table:style-name="Table151.A"/>
              <table:table-row>
                <table:table-cell table:style-name="Table151.A1" office:value-type="string">
                  <text:p text:style-name="P1"/>
                </table:table-cell>
              </table:table-row>
            </table:table>
            <text:p text:style-name="P2"/>
          </table:table-cell>
          <table:table-cell table:style-name="Table1.A3" office:value-type="string">
            <table:table table:name="Table152" table:style-name="Table152">
              <table:table-column table:style-name="Table152.A"/>
              <table:table-row>
                <table:table-cell table:style-name="Table152.A1" office:value-type="string">
                  <text:p text:style-name="P1"/>
                </table:table-cell>
              </table:table-row>
            </table:table>
            <text:p text:style-name="P2"/>
          </table:table-cell>
          <table:table-cell table:style-name="Table1.A3" office:value-type="string">
            <table:table table:name="Table153" table:style-name="Table153">
              <table:table-column table:style-name="Table153.A"/>
              <table:table-row>
                <table:table-cell table:style-name="Table15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17"/></text:p>
          </table:table-cell>
        </table:table-row>
        <table:table-row table:style-name="Table1.5">
          <table:table-cell table:style-name="Table1.A3" office:value-type="string">
            <table:table table:name="Table164" table:style-name="Table164">
              <table:table-column table:style-name="Table164.A"/>
              <table:table-column table:style-name="Table164.B"/>
              <table:table-row>
                <table:table-cell table:style-name="Table164.A1" office:value-type="string">
                  <text:p text:style-name="P12">3.<text:span text:style-name="T7">17</text:span></text:p>
                </table:table-cell>
                <table:table-cell table:style-name="Table164.A1" office:value-type="string">
                  <text:p text:style-name="P12"/>
                </table:table-cell>
              </table:table-row>
            </table:table>
            <text:p text:style-name="P2"/>
          </table:table-cell>
          <table:table-cell table:style-name="Table1.A3" office:value-type="string">
            <table:table table:name="Table165" table:style-name="Table165">
              <table:table-column table:style-name="Table165.A"/>
              <table:table-row>
                <table:table-cell table:style-name="Table165.A1" office:value-type="string">
                  <text:p text:style-name="P1"/>
                </table:table-cell>
              </table:table-row>
            </table:table>
            <text:p text:style-name="P2"/>
          </table:table-cell>
          <table:table-cell table:style-name="Table1.A3" office:value-type="string">
            <table:table table:name="Table166" table:style-name="Table166">
              <table:table-column table:style-name="Table166.A"/>
              <table:table-row>
                <table:table-cell table:style-name="Table166.A1" office:value-type="string">
                  <text:p text:style-name="P1"/>
                </table:table-cell>
              </table:table-row>
            </table:table>
            <text:p text:style-name="P2"/>
          </table:table-cell>
          <table:table-cell table:style-name="Table1.A3" office:value-type="string">
            <table:table table:name="Table167" table:style-name="Table167">
              <table:table-column table:style-name="Table167.A"/>
              <table:table-row>
                <table:table-cell table:style-name="Table167.A1" office:value-type="string">
                  <text:p text:style-name="P1"><text:s text:c="71"/></text:p>
                </table:table-cell>
              </table:table-row>
            </table:table>
            <text:p text:style-name="P2"/>
          </table:table-cell>
          <table:table-cell table:style-name="Table1.A3" office:value-type="string">
            <table:table table:name="Table168" table:style-name="Table168">
              <table:table-column table:style-name="Table168.A"/>
              <table:table-row>
                <table:table-cell table:style-name="Table168.A1" office:value-type="string">
                  <text:p text:style-name="P1"/>
                </table:table-cell>
              </table:table-row>
            </table:table>
            <text:p text:style-name="P2"/>
          </table:table-cell>
          <table:table-cell table:style-name="Table1.A2" office:value-type="string">
            <table:table table:name="Table169" table:style-name="Table169">
              <table:table-column table:style-name="Table169.A"/>
              <table:table-row>
                <table:table-cell table:style-name="Table169.A1" office:value-type="string">
                  <text:p text:style-name="P1"/>
                </table:table-cell>
              </table:table-row>
            </table:table>
            <text:p text:style-name="P2"/>
          </table:table-cell>
        </table:table-row>
        <table:table-row table:style-name="Table1.5">
          <table:table-cell table:style-name="Table1.A3" office:value-type="string">
            <table:table table:name="Table170" table:style-name="Table170">
              <table:table-column table:style-name="Table170.A"/>
              <table:table-column table:style-name="Table170.B"/>
              <table:table-row>
                <table:table-cell table:style-name="Table170.A1" office:value-type="string">
                  <text:p text:style-name="P12">4.<text:span text:style-name="T7">17</text:span></text:p>
                </table:table-cell>
                <table:table-cell table:style-name="Table170.A1" office:value-type="string">
                  <text:p text:style-name="P12"/>
                </table:table-cell>
              </table:table-row>
            </table:table>
            <text:p text:style-name="P2"/>
          </table:table-cell>
          <table:table-cell table:style-name="Table1.A3" office:value-type="string">
            <table:table table:name="Table171" table:style-name="Table171">
              <table:table-column table:style-name="Table171.A"/>
              <table:table-row>
                <table:table-cell table:style-name="Table171.A1" office:value-type="string">
                  <text:p text:style-name="P1"/>
                </table:table-cell>
              </table:table-row>
            </table:table>
            <text:p text:style-name="P2"/>
          </table:table-cell>
          <table:table-cell table:style-name="Table1.A3" office:value-type="string">
            <table:table table:name="Table172" table:style-name="Table172">
              <table:table-column table:style-name="Table172.A"/>
              <table:table-row>
                <table:table-cell table:style-name="Table172.A1" office:value-type="string">
                  <text:p text:style-name="P1"/>
                </table:table-cell>
              </table:table-row>
            </table:table>
            <text:p text:style-name="P2"/>
          </table:table-cell>
          <table:table-cell table:style-name="Table1.A3" office:value-type="string">
            <table:table table:name="Table173" table:style-name="Table173">
              <table:table-column table:style-name="Table173.A"/>
              <table:table-row>
                <table:table-cell table:style-name="Table17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9"/></text:p>
          </table:table-cell>
        </table:table-row>
        <table:table-row table:style-name="Table1.5">
          <table:table-cell table:style-name="Table1.A3" office:value-type="string">
            <table:table table:name="Table174" table:style-name="Table174">
              <table:table-column table:style-name="Table174.A"/>
              <table:table-column table:style-name="Table174.B"/>
              <table:table-row>
                <table:table-cell table:style-name="Table174.A1" office:value-type="string">
                  <text:p text:style-name="P12">3.<text:span text:style-name="T7">18</text:span></text:p>
                </table:table-cell>
                <table:table-cell table:style-name="Table174.A1" office:value-type="string">
                  <text:p text:style-name="P12"/>
                </table:table-cell>
              </table:table-row>
            </table:table>
            <text:p text:style-name="P2"/>
          </table:table-cell>
          <table:table-cell table:style-name="Table1.A3" office:value-type="string">
            <table:table table:name="Table175" table:style-name="Table175">
              <table:table-column table:style-name="Table175.A"/>
              <table:table-row>
                <table:table-cell table:style-name="Table175.A1" office:value-type="string">
                  <text:p text:style-name="P1"/>
                </table:table-cell>
              </table:table-row>
            </table:table>
            <text:p text:style-name="P2"/>
          </table:table-cell>
          <table:table-cell table:style-name="Table1.A3" office:value-type="string">
            <table:table table:name="Table176" table:style-name="Table176">
              <table:table-column table:style-name="Table176.A"/>
              <table:table-row>
                <table:table-cell table:style-name="Table176.A1" office:value-type="string">
                  <text:p text:style-name="P1"/>
                </table:table-cell>
              </table:table-row>
            </table:table>
            <text:p text:style-name="P2"/>
          </table:table-cell>
          <table:table-cell table:style-name="Table1.A3" office:value-type="string">
            <table:table table:name="Table177" table:style-name="Table177">
              <table:table-column table:style-name="Table177.A"/>
              <table:table-row>
                <table:table-cell table:style-name="Table177.A1" office:value-type="string">
                  <text:p text:style-name="P1"><text:s text:c="71"/></text:p>
                </table:table-cell>
              </table:table-row>
            </table:table>
            <text:p text:style-name="P2"/>
          </table:table-cell>
          <table:table-cell table:style-name="Table1.A3" office:value-type="string">
            <table:table table:name="Table178" table:style-name="Table178">
              <table:table-column table:style-name="Table178.A"/>
              <table:table-row>
                <table:table-cell table:style-name="Table178.A1" office:value-type="string">
                  <text:p text:style-name="P1"/>
                </table:table-cell>
              </table:table-row>
            </table:table>
            <text:p text:style-name="P2"/>
          </table:table-cell>
          <table:table-cell table:style-name="Table1.A2" office:value-type="string">
            <table:table table:name="Table179" table:style-name="Table179">
              <table:table-column table:style-name="Table179.A"/>
              <table:table-row>
                <table:table-cell table:style-name="Table179.A1" office:value-type="string">
                  <text:p text:style-name="P1"/>
                </table:table-cell>
              </table:table-row>
            </table:table>
            <text:p text:style-name="P2"/>
          </table:table-cell>
        </table:table-row>
        <table:table-row table:style-name="Table1.5">
          <table:table-cell table:style-name="Table1.A3" office:value-type="string">
            <table:table table:name="Table180" table:style-name="Table180">
              <table:table-column table:style-name="Table180.A"/>
              <table:table-column table:style-name="Table180.B"/>
              <table:table-row>
                <table:table-cell table:style-name="Table180.A1" office:value-type="string">
                  <text:p text:style-name="P12">4.<text:span text:style-name="T7">18</text:span></text:p>
                </table:table-cell>
                <table:table-cell table:style-name="Table180.A1" office:value-type="string">
                  <text:p text:style-name="P12"/>
                </table:table-cell>
              </table:table-row>
            </table:table>
            <text:p text:style-name="P2"/>
          </table:table-cell>
          <table:table-cell table:style-name="Table1.A3" office:value-type="string">
            <table:table table:name="Table181" table:style-name="Table181">
              <table:table-column table:style-name="Table181.A"/>
              <table:table-row>
                <table:table-cell table:style-name="Table181.A1" office:value-type="string">
                  <text:p text:style-name="P1"/>
                </table:table-cell>
              </table:table-row>
            </table:table>
            <text:p text:style-name="P2"/>
          </table:table-cell>
          <table:table-cell table:style-name="Table1.A3" office:value-type="string">
            <table:table table:name="Table182" table:style-name="Table182">
              <table:table-column table:style-name="Table182.A"/>
              <table:table-row>
                <table:table-cell table:style-name="Table182.A1" office:value-type="string">
                  <text:p text:style-name="P1"/>
                </table:table-cell>
              </table:table-row>
            </table:table>
            <text:p text:style-name="P2"/>
          </table:table-cell>
          <table:table-cell table:style-name="Table1.A3" office:value-type="string">
            <table:table table:name="Table183" table:style-name="Table183">
              <table:table-column table:style-name="Table183.A"/>
              <table:table-row>
                <table:table-cell table:style-name="Table18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I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3:48:29.336710979</meta:creation-date>
    <dc:date>2018-10-21T23:54:09.906665852</dc:date>
    <meta:editing-duration>PT38M33S</meta:editing-duration>
    <meta:editing-cycles>16</meta:editing-cycles>
    <meta:generator>LibreOffice/6.0.6.2$Linux_X86_64 LibreOffice_project/00m0$Build-2</meta:generator>
    <meta:document-statistic meta:table-count="183" meta:image-count="0" meta:object-count="0" meta:page-count="3" meta:paragraph-count="100" meta:word-count="349" meta:character-count="4066" meta:non-whitespace-character-count="2408"/>
  </office:meta>
</office:document-meta>
</file>